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cv-lab4) ischoll@ischoll-ThinkPad-X1:~/ETH/MA1/CV/Assignments/Assignment5/exercise5_object_recognition_code/exercise5_object_recognition$ python3 train_cifar10_vgg.py --save_dir=runs</text:p>
      <text:p text:style-name="Standard">RUNDIR: runs/58144</text:p>
      <text:p text:style-name="Standard">[*] PARAM path: runs/58144/params.json</text:p>
      <text:p text:style-name="Standard">[INFO] train set loaded, 45000 samples in total.</text:p>
      <text:p text:style-name="Standard">[INFO] val set loaded, 5000 samples in total.</text:p>
      <text:p text:style-name="Standard">99it [00:27, <text:s/>3.79it/s][Step 99/ Epoch 0] <text:s/>Loss: 2.1551 <text:s/></text:p>
      <text:p text:style-name="Standard">40it [00:03, 12.18it/s]</text:p>
      <text:p text:style-name="Standard">acc: 22.163, 12.65it/s]</text:p>
      <text:p text:style-name="Standard">[*] best model saved</text:p>
      <text:p text:style-name="Standard"/>
      <text:p text:style-name="Standard">199it [00:58, <text:s/>3.72it/s][Step 199/ Epoch 0] <text:s/>Loss: 2.0213 <text:s/></text:p>
      <text:p text:style-name="Standard">40it [00:03, 11.67it/s]</text:p>
      <text:p text:style-name="Standard">acc: 32.623, 12.12it/s]</text:p>
      <text:p text:style-name="Standard">[*] best model saved</text:p>
      <text:p text:style-name="Standard"/>
      <text:p text:style-name="Standard">299it [01:31, <text:s/>3.74it/s][Step 299/ Epoch 0] <text:s/>Loss: 2.0136 <text:s/></text:p>
      <text:p text:style-name="Standard">40it [00:03, 11.36it/s]</text:p>
      <text:p text:style-name="Standard">acc: 35.563, 11.91it/s]</text:p>
      <text:p text:style-name="Standard">[*] best model saved</text:p>
      <text:p text:style-name="Standard"/>
      <text:p text:style-name="Standard">352it [01:56, <text:s/>3.02it/s]</text:p>
      <text:p text:style-name="Standard">47it [00:22, <text:s/>2.32it/s][Step 47/ Epoch 1] <text:s/>Loss: 1.8911 <text:s/></text:p>
      <text:p text:style-name="Standard">40it [00:04, <text:s/>8.76it/s]</text:p>
      <text:p text:style-name="Standard">acc: 40.404, <text:s/>9.52it/s]</text:p>
      <text:p text:style-name="Standard">[*] best model saved</text:p>
      <text:p text:style-name="Standard"/>
      <text:p text:style-name="Standard">147it [01:03, <text:s/>2.92it/s][Step 147/ Epoch 1] <text:s/>Loss: 1.9121 <text:s/></text:p>
      <text:p text:style-name="Standard">40it [00:04, <text:s/>9.32it/s]</text:p>
      <text:p text:style-name="Standard">acc: 42.724, 10.16it/s]</text:p>
      <text:p text:style-name="Standard">[*] best model saved</text:p>
      <text:p text:style-name="Standard"/>
      <text:p text:style-name="Standard">247it [01:47, <text:s/>2.50it/s][Step 247/ Epoch 1] <text:s/>Loss: 1.6998 <text:s/></text:p>
      <text:p text:style-name="Standard">40it [00:04, <text:s/>9.40it/s]</text:p>
      <text:p text:style-name="Standard">acc: 45.684, 10.14it/s]</text:p>
      <text:p text:style-name="Standard">[*] best model saved</text:p>
      <text:p text:style-name="Standard"/>
      <text:p text:style-name="Standard">347it [02:28, <text:s/>2.85it/s][Step 347/ Epoch 1] <text:s/>Loss: 1.6981 <text:s/></text:p>
      <text:p text:style-name="Standard">40it [00:04, <text:s/>8.90it/s]</text:p>
      <text:p text:style-name="Standard">acc: 46.664, <text:s/>9.34it/s]</text:p>
      <text:p text:style-name="Standard">[*] best model saved</text:p>
      <text:p text:style-name="Standard"/>
      <text:p text:style-name="Standard">352it [02:34, <text:s/>2.28it/s]</text:p>
      <text:p text:style-name="Standard">95it [00:37, <text:s/>2.50it/s][Step 95/ Epoch 2] <text:s/>Loss: 1.7036 <text:s/></text:p>
      <text:p text:style-name="Standard">40it [00:04, <text:s/>9.28it/s]</text:p>
      <text:p text:style-name="Standard">acc: 47.304, 12.07it/s]</text:p>
      <text:p text:style-name="Standard">[*] best model saved</text:p>
      <text:p text:style-name="Standard"/>
      <text:p text:style-name="Standard">195it [01:18, <text:s/>2.97it/s][Step 195/ Epoch 2] <text:s/>Loss: 1.5143 <text:s/></text:p>
      <text:p text:style-name="Standard">40it [00:04, <text:s/>8.47it/s]</text:p>
      <text:p text:style-name="Standard">acc: 48.244, <text:s/>9.35it/s]</text:p>
      <text:p text:style-name="Standard"><text:soft-page-break/>[*] best model saved</text:p>
      <text:p text:style-name="Standard"/>
      <text:p text:style-name="Standard">295it [01:57, <text:s/>2.69it/s][Step 295/ Epoch 2] <text:s/>Loss: 1.6314 <text:s/></text:p>
      <text:p text:style-name="Standard">40it [00:04, <text:s/>9.21it/s]</text:p>
      <text:p text:style-name="Standard">acc: 48.644, <text:s/>9.54it/s]</text:p>
      <text:p text:style-name="Standard">[*] best model saved</text:p>
      <text:p text:style-name="Standard"/>
      <text:p text:style-name="Standard">352it [02:23, <text:s/>2.45it/s]</text:p>
      <text:p text:style-name="Standard">43it [00:17, <text:s/>2.21it/s][Step 43/ Epoch 3] <text:s/>Loss: 1.5136 <text:s/></text:p>
      <text:p text:style-name="Standard">40it [00:04, <text:s/>9.52it/s]</text:p>
      <text:p text:style-name="Standard">acc: 49.544, 10.14it/s]</text:p>
      <text:p text:style-name="Standard">[*] best model saved</text:p>
      <text:p text:style-name="Standard"/>
      <text:p text:style-name="Standard">143it [00:57, <text:s/>2.33it/s][Step 143/ Epoch 3] <text:s/>Loss: 1.5799 <text:s/></text:p>
      <text:p text:style-name="Standard">40it [00:04, <text:s/>9.34it/s]</text:p>
      <text:p text:style-name="Standard">acc: 50.764, <text:s/>9.77it/s]</text:p>
      <text:p text:style-name="Standard">[*] best model saved</text:p>
      <text:p text:style-name="Standard"/>
      <text:p text:style-name="Standard">243it [01:37, <text:s/>3.05it/s][Step 243/ Epoch 3] <text:s/>Loss: 1.6449 <text:s/></text:p>
      <text:p text:style-name="Standard">40it [00:04, <text:s/>9.60it/s]</text:p>
      <text:p text:style-name="Standard">acc: 49.044, 11.91it/s]</text:p>
      <text:p text:style-name="Standard">[*] best model saved</text:p>
      <text:p text:style-name="Standard"/>
      <text:p text:style-name="Standard">343it [02:17, <text:s/>2.92it/s][Step 343/ Epoch 3] <text:s/>Loss: 1.5377 <text:s/></text:p>
      <text:p text:style-name="Standard">40it [00:04, <text:s/>8.93it/s]</text:p>
      <text:p text:style-name="Standard">acc: 52.084, <text:s/>9.42it/s]</text:p>
      <text:p text:style-name="Standard">[*] best model saved</text:p>
      <text:p text:style-name="Standard"/>
      <text:p text:style-name="Standard">352it [02:25, <text:s/>2.42it/s]</text:p>
      <text:p text:style-name="Standard">91it [00:31, <text:s/>2.59it/s][Step 91/ Epoch 4] <text:s/>Loss: 1.6292 <text:s/></text:p>
      <text:p text:style-name="Standard">40it [00:04, <text:s/>9.47it/s]</text:p>
      <text:p text:style-name="Standard">acc: 54.584, 11.74it/s]</text:p>
      <text:p text:style-name="Standard">[*] best model saved</text:p>
      <text:p text:style-name="Standard"/>
      <text:p text:style-name="Standard">191it [01:09, <text:s/>3.06it/s][Step 191/ Epoch 4] <text:s/>Loss: 1.4798 <text:s/></text:p>
      <text:p text:style-name="Standard">40it [00:04, <text:s/>9.77it/s]</text:p>
      <text:p text:style-name="Standard">acc: 54.464, 11.90it/s]</text:p>
      <text:p text:style-name="Standard">[*] best model saved</text:p>
      <text:p text:style-name="Standard"/>
      <text:p text:style-name="Standard">291it [01:46, <text:s/>3.03it/s][Step 291/ Epoch 4] <text:s/>Loss: 1.6637 <text:s/></text:p>
      <text:p text:style-name="Standard">40it [00:04, <text:s/>9.48it/s]</text:p>
      <text:p text:style-name="Standard">acc: 54.764, <text:s/>9.95it/s]</text:p>
      <text:p text:style-name="Standard">[*] best model saved</text:p>
      <text:p text:style-name="Standard"/>
      <text:p text:style-name="Standard">352it [02:13, <text:s/>2.63it/s]</text:p>
      <text:p text:style-name="Standard">39it [00:13, <text:s/>2.66it/s][Step 39/ Epoch 5] <text:s/>Loss: 1.5062 <text:s/></text:p>
      <text:p text:style-name="Standard">40it [00:04, <text:s/>8.32it/s]</text:p>
      <text:p text:style-name="Standard">acc: 55.524, <text:s/>9.55it/s]</text:p>
      <text:p text:style-name="Standard">[*] best model saved</text:p>
      <text:p text:style-name="Standard"/>
      <text:p text:style-name="Standard">139it [00:53, <text:s/>3.00it/s][Step 139/ Epoch 5] <text:s/>Loss: 1.3670 <text:s/></text:p>
      <text:p text:style-name="Standard">40it [00:04, <text:s/>8.89it/s]</text:p>
      <text:p text:style-name="Standard"><text:soft-page-break/>acc: 55.024, <text:s/>9.32it/s]</text:p>
      <text:p text:style-name="Standard">[*] best model saved</text:p>
      <text:p text:style-name="Standard"/>
      <text:p text:style-name="Standard">239it [01:32, <text:s/>3.06it/s][Step 239/ Epoch 5] <text:s/>Loss: 1.4549 <text:s/></text:p>
      <text:p text:style-name="Standard">40it [00:04, <text:s/>9.60it/s]</text:p>
      <text:p text:style-name="Standard">acc: 56.484, 12.05it/s]</text:p>
      <text:p text:style-name="Standard">[*] best model saved</text:p>
      <text:p text:style-name="Standard"/>
      <text:p text:style-name="Standard">339it [02:10, <text:s/>2.97it/s][Step 339/ Epoch 5] <text:s/>Loss: 1.3932 <text:s/></text:p>
      <text:p text:style-name="Standard">40it [00:04, <text:s/>9.37it/s]</text:p>
      <text:p text:style-name="Standard">acc: 56.424, 10.09it/s]</text:p>
      <text:p text:style-name="Standard">[*] best model saved</text:p>
      <text:p text:style-name="Standard"/>
      <text:p text:style-name="Standard">352it [02:19, <text:s/>2.53it/s]</text:p>
      <text:p text:style-name="Standard">87it [00:29, <text:s/>3.04it/s][Step 87/ Epoch 6] <text:s/>Loss: 1.5994 <text:s/></text:p>
      <text:p text:style-name="Standard">40it [00:04, <text:s/>8.90it/s]</text:p>
      <text:p text:style-name="Standard">acc: 58.264, <text:s/>9.44it/s]</text:p>
      <text:p text:style-name="Standard">[*] best model saved</text:p>
      <text:p text:style-name="Standard"/>
      <text:p text:style-name="Standard">187it [01:07, <text:s/>2.97it/s][Step 187/ Epoch 6] <text:s/>Loss: 1.5002 <text:s/></text:p>
      <text:p text:style-name="Standard">40it [00:04, <text:s/>9.39it/s]</text:p>
      <text:p text:style-name="Standard">acc: 59.004, 10.14it/s]</text:p>
      <text:p text:style-name="Standard">[*] best model saved</text:p>
      <text:p text:style-name="Standard"/>
      <text:p text:style-name="Standard">287it [01:46, <text:s/>2.86it/s][Step 287/ Epoch 6] <text:s/>Loss: 1.4262 <text:s/></text:p>
      <text:p text:style-name="Standard">40it [00:04, <text:s/>9.40it/s]</text:p>
      <text:p text:style-name="Standard">acc: 57.824, 12.03it/s]</text:p>
      <text:p text:style-name="Standard">[*] best model saved</text:p>
      <text:p text:style-name="Standard"/>
      <text:p text:style-name="Standard">352it [02:24, <text:s/>2.44it/s]</text:p>
      <text:p text:style-name="Standard">35it [00:12, <text:s/>3.03it/s][Step 35/ Epoch 7] <text:s/>Loss: 1.4975 <text:s/></text:p>
      <text:p text:style-name="Standard">40it [00:04, <text:s/>9.33it/s]</text:p>
      <text:p text:style-name="Standard">acc: 59.244, <text:s/>9.66it/s]</text:p>
      <text:p text:style-name="Standard">[*] best model saved</text:p>
      <text:p text:style-name="Standard"/>
      <text:p text:style-name="Standard">135it [00:55, <text:s/>2.98it/s][Step 135/ Epoch 7] <text:s/>Loss: 1.3914 <text:s/></text:p>
      <text:p text:style-name="Standard">40it [00:04, <text:s/>9.32it/s]</text:p>
      <text:p text:style-name="Standard">acc: 59.684, 10.05it/s]</text:p>
      <text:p text:style-name="Standard">[*] best model saved</text:p>
      <text:p text:style-name="Standard"/>
      <text:p text:style-name="Standard">235it [01:36, <text:s/>2.79it/s][Step 235/ Epoch 7] <text:s/>Loss: 1.4189 <text:s/></text:p>
      <text:p text:style-name="Standard">40it [00:04, <text:s/>9.55it/s]</text:p>
      <text:p text:style-name="Standard">acc: 60.044, 10.23it/s]</text:p>
      <text:p text:style-name="Standard">[*] best model saved</text:p>
      <text:p text:style-name="Standard"/>
      <text:p text:style-name="Standard">335it [02:20, <text:s/>1.51it/s][Step 335/ Epoch 7] <text:s/>Loss: 1.5355 <text:s/></text:p>
      <text:p text:style-name="Standard">40it [00:09, <text:s/>4.29it/s]</text:p>
      <text:p text:style-name="Standard">acc: 60.909, <text:s/>4.65it/s]</text:p>
      <text:p text:style-name="Standard">[*] best model saved</text:p>
      <text:p text:style-name="Standard"/>
      <text:p text:style-name="Standard">352it [02:40, <text:s/>2.19it/s]</text:p>
      <text:p text:style-name="Standard">83it [00:27, <text:s/>2.85it/s][Step 83/ Epoch 8] <text:s/>Loss: 1.3865 <text:s/></text:p>
      <text:p text:style-name="Standard"><text:soft-page-break/>40it [00:04, <text:s/>9.32it/s]</text:p>
      <text:p text:style-name="Standard">acc: 59.444, <text:s/>9.70it/s]</text:p>
      <text:p text:style-name="Standard">[*] best model saved</text:p>
      <text:p text:style-name="Standard"/>
      <text:p text:style-name="Standard">183it [01:06, <text:s/>2.92it/s][Step 183/ Epoch 8] <text:s/>Loss: 1.3937 <text:s/></text:p>
      <text:p text:style-name="Standard">40it [00:04, <text:s/>8.92it/s]</text:p>
      <text:p text:style-name="Standard">acc: 61.004, <text:s/>9.46it/s]</text:p>
      <text:p text:style-name="Standard">[*] best model saved</text:p>
      <text:p text:style-name="Standard"/>
      <text:p text:style-name="Standard">283it [01:46, <text:s/>2.94it/s][Step 283/ Epoch 8] <text:s/>Loss: 1.4684 <text:s/></text:p>
      <text:p text:style-name="Standard">40it [00:05, <text:s/>6.85it/s]</text:p>
      <text:p text:style-name="Standard">acc: 58.805, <text:s/>4.95it/s]</text:p>
      <text:p text:style-name="Standard">[*] best model saved</text:p>
      <text:p text:style-name="Standard"/>
      <text:p text:style-name="Standard">352it [02:25, <text:s/>2.42it/s]</text:p>
      <text:p text:style-name="Standard">31it [00:10, <text:s/>3.05it/s][Step 31/ Epoch 9] <text:s/>Loss: 1.4753 <text:s/></text:p>
      <text:p text:style-name="Standard">40it [00:04, <text:s/>9.60it/s]</text:p>
      <text:p text:style-name="Standard">acc: 60.944, 11.95it/s]</text:p>
      <text:p text:style-name="Standard">[*] best model saved</text:p>
      <text:p text:style-name="Standard"/>
      <text:p text:style-name="Standard">131it [00:53, <text:s/>3.04it/s][Step 131/ Epoch 9] <text:s/>Loss: 1.4083 <text:s/></text:p>
      <text:p text:style-name="Standard">40it [00:04, <text:s/>9.28it/s]</text:p>
      <text:p text:style-name="Standard">acc: 61.984, 10.02it/s]</text:p>
      <text:p text:style-name="Standard">[*] best model saved</text:p>
      <text:p text:style-name="Standard"/>
      <text:p text:style-name="Standard">231it [01:49, <text:s/>1.52it/s][Step 231/ Epoch 9] <text:s/>Loss: 1.2536 <text:s/></text:p>
      <text:p text:style-name="Standard">40it [00:06, <text:s/>5.78it/s]</text:p>
      <text:p text:style-name="Standard">acc: 63.126, <text:s/>9.53it/s]</text:p>
      <text:p text:style-name="Standard">[*] best model saved</text:p>
      <text:p text:style-name="Standard"/>
      <text:p text:style-name="Standard">331it [02:30, <text:s/>3.00it/s][Step 331/ Epoch 9] <text:s/>Loss: 1.3135 <text:s/></text:p>
      <text:p text:style-name="Standard">40it [00:04, <text:s/>9.36it/s]</text:p>
      <text:p text:style-name="Standard">acc: 64.104, 10.33it/s]</text:p>
      <text:p text:style-name="Standard">[*] best model saved</text:p>
      <text:p text:style-name="Standard"/>
      <text:p text:style-name="Standard">352it [02:42, <text:s/>2.17it/s]</text:p>
      <text:p text:style-name="Standard">79it [00:26, <text:s/>2.99it/s][Step 79/ Epoch 10] <text:s/>Loss: 1.4247 <text:s/></text:p>
      <text:p text:style-name="Standard">40it [00:04, <text:s/>8.99it/s]</text:p>
      <text:p text:style-name="Standard">acc: 61.184, <text:s/>9.54it/s]</text:p>
      <text:p text:style-name="Standard">[*] best model saved</text:p>
      <text:p text:style-name="Standard"/>
      <text:p text:style-name="Standard">179it [01:04, <text:s/>3.00it/s][Step 179/ Epoch 10] <text:s/>Loss: 1.3960 <text:s/></text:p>
      <text:p text:style-name="Standard">40it [00:07, <text:s/>5.07it/s]</text:p>
      <text:p text:style-name="Standard">acc: 60.487, <text:s/>4.21it/s]</text:p>
      <text:p text:style-name="Standard">[*] best model saved</text:p>
      <text:p text:style-name="Standard"/>
      <text:p text:style-name="Standard">279it [01:53, <text:s/>2.67it/s][Step 279/ Epoch 10] <text:s/>Loss: 1.2368 <text:s/></text:p>
      <text:p text:style-name="Standard">40it [00:04, <text:s/>9.01it/s]</text:p>
      <text:p text:style-name="Standard">acc: 64.264, <text:s/>9.46it/s]</text:p>
      <text:p text:style-name="Standard">[*] best model saved</text:p>
      <text:p text:style-name="Standard"/>
      <text:p text:style-name="Standard">352it [02:22, <text:s/>2.47it/s]</text:p>
      <text:p text:style-name="Standard"><text:soft-page-break/>27it [00:09, <text:s/>3.07it/s][Step 27/ Epoch 11] <text:s/>Loss: 1.3246 <text:s/></text:p>
      <text:p text:style-name="Standard">40it [00:04, <text:s/>9.45it/s]</text:p>
      <text:p text:style-name="Standard">acc: 62.024, 10.03it/s]</text:p>
      <text:p text:style-name="Standard">[*] best model saved</text:p>
      <text:p text:style-name="Standard"/>
      <text:p text:style-name="Standard">127it [00:46, <text:s/>2.99it/s][Step 127/ Epoch 11] <text:s/>Loss: 1.1614 <text:s/></text:p>
      <text:p text:style-name="Standard">40it [00:04, <text:s/>9.66it/s]</text:p>
      <text:p text:style-name="Standard">acc: 65.104, 12.24it/s]</text:p>
      <text:p text:style-name="Standard">[*] best model saved</text:p>
      <text:p text:style-name="Standard"/>
      <text:p text:style-name="Standard">227it [01:24, <text:s/>3.01it/s][Step 227/ Epoch 11] <text:s/>Loss: 1.3154 <text:s/></text:p>
      <text:p text:style-name="Standard">40it [00:05, <text:s/>7.47it/s]</text:p>
      <text:p text:style-name="Standard">acc: 65.605, <text:s/>5.68it/s]</text:p>
      <text:p text:style-name="Standard">[*] best model saved</text:p>
      <text:p text:style-name="Standard"/>
      <text:p text:style-name="Standard">327it [02:14, <text:s/>2.99it/s][Step 327/ Epoch 11] <text:s/>Loss: 1.1247 <text:s/></text:p>
      <text:p text:style-name="Standard">40it [00:04, <text:s/>9.46it/s]</text:p>
      <text:p text:style-name="Standard">acc: 65.364, 10.11it/s]</text:p>
      <text:p text:style-name="Standard">[*] best model saved</text:p>
      <text:p text:style-name="Standard"/>
      <text:p text:style-name="Standard">352it [02:27, <text:s/>2.39it/s]</text:p>
      <text:p text:style-name="Standard">75it [00:25, <text:s/>2.97it/s][Step 75/ Epoch 12] <text:s/>Loss: 1.2464 <text:s/></text:p>
      <text:p text:style-name="Standard">40it [00:04, <text:s/>9.73it/s]</text:p>
      <text:p text:style-name="Standard">acc: 62.384, 10.30it/s]</text:p>
      <text:p text:style-name="Standard">[*] best model saved</text:p>
      <text:p text:style-name="Standard"/>
      <text:p text:style-name="Standard">175it [01:02, <text:s/>3.03it/s][Step 175/ Epoch 12] <text:s/>Loss: 1.2219 <text:s/></text:p>
      <text:p text:style-name="Standard">40it [00:04, <text:s/>9.41it/s]</text:p>
      <text:p text:style-name="Standard">acc: 64.124, <text:s/>9.96it/s]</text:p>
      <text:p text:style-name="Standard">[*] best model saved</text:p>
      <text:p text:style-name="Standard"/>
      <text:p text:style-name="Standard">275it [01:40, <text:s/>3.00it/s][Step 275/ Epoch 12] <text:s/>Loss: 1.0646 <text:s/></text:p>
      <text:p text:style-name="Standard">40it [00:04, <text:s/>9.47it/s]</text:p>
      <text:p text:style-name="Standard">acc: 65.784, 10.00it/s]</text:p>
      <text:p text:style-name="Standard">[*] best model saved</text:p>
      <text:p text:style-name="Standard"/>
      <text:p text:style-name="Standard">352it [02:23, <text:s/>2.45it/s]</text:p>
      <text:p text:style-name="Standard">23it [00:07, <text:s/>3.14it/s][Step 23/ Epoch 13] <text:s/>Loss: 1.1556 <text:s/></text:p>
      <text:p text:style-name="Standard">40it [00:03, 10.13it/s]</text:p>
      <text:p text:style-name="Standard">acc: 66.643, 10.63it/s]</text:p>
      <text:p text:style-name="Standard">[*] best model saved</text:p>
      <text:p text:style-name="Standard"/>
      <text:p text:style-name="Standard">123it [00:44, <text:s/>3.04it/s][Step 123/ Epoch 13] <text:s/>Loss: 1.2075 <text:s/></text:p>
      <text:p text:style-name="Standard">40it [00:04, <text:s/>9.77it/s]</text:p>
      <text:p text:style-name="Standard">acc: 65.764, 11.91it/s]</text:p>
      <text:p text:style-name="Standard">[*] best model saved</text:p>
      <text:p text:style-name="Standard"/>
      <text:p text:style-name="Standard">223it [01:22, <text:s/>3.02it/s][Step 223/ Epoch 13] <text:s/>Loss: 1.1388 <text:s/></text:p>
      <text:p text:style-name="Standard">40it [00:04, <text:s/>9.80it/s]</text:p>
      <text:p text:style-name="Standard">acc: 66.944, 11.96it/s]</text:p>
      <text:p text:style-name="Standard">[*] best model saved</text:p>
      <text:p text:style-name="Standard"/>
      <text:p text:style-name="Standard"><text:soft-page-break/>323it [02:00, <text:s/>2.62it/s][Step 323/ Epoch 13] <text:s/>Loss: 1.0645 <text:s/></text:p>
      <text:p text:style-name="Standard">40it [00:04, <text:s/>9.51it/s]</text:p>
      <text:p text:style-name="Standard">acc: 66.364, 12.32it/s]</text:p>
      <text:p text:style-name="Standard">[*] best model saved</text:p>
      <text:p text:style-name="Standard"/>
      <text:p text:style-name="Standard">352it [02:14, <text:s/>2.62it/s]</text:p>
      <text:p text:style-name="Standard">71it [00:27, <text:s/>1.42it/s][Step 71/ Epoch 14] <text:s/>Loss: 1.1404 <text:s/></text:p>
      <text:p text:style-name="Standard">40it [00:08, <text:s/>4.51it/s]</text:p>
      <text:p text:style-name="Standard">acc: 67.248, <text:s/>5.23it/s]</text:p>
      <text:p text:style-name="Standard">[*] best model saved</text:p>
      <text:p text:style-name="Standard"/>
      <text:p text:style-name="Standard">171it [01:12, <text:s/>3.05it/s][Step 171/ Epoch 14] <text:s/>Loss: 1.1026 <text:s/></text:p>
      <text:p text:style-name="Standard">40it [00:04, <text:s/>9.56it/s]</text:p>
      <text:p text:style-name="Standard">acc: 66.424, 10.17it/s]</text:p>
      <text:p text:style-name="Standard">[*] best model saved</text:p>
      <text:p text:style-name="Standard"/>
      <text:p text:style-name="Standard">271it [01:52, <text:s/>2.33it/s][Step 271/ Epoch 14] <text:s/>Loss: 1.0332 <text:s/></text:p>
      <text:p text:style-name="Standard">40it [00:04, <text:s/>8.99it/s]</text:p>
      <text:p text:style-name="Standard">acc: 66.724, 11.85it/s]</text:p>
      <text:p text:style-name="Standard">[*] best model saved</text:p>
      <text:p text:style-name="Standard"/>
      <text:p text:style-name="Standard">352it [02:25, <text:s/>2.42it/s]</text:p>
      <text:p text:style-name="Standard">19it [00:06, <text:s/>3.04it/s][Step 19/ Epoch 15] <text:s/>Loss: 1.2731 <text:s/></text:p>
      <text:p text:style-name="Standard">40it [00:04, <text:s/>9.47it/s]</text:p>
      <text:p text:style-name="Standard">acc: 68.384, 10.20it/s]</text:p>
      <text:p text:style-name="Standard">[*] best model saved</text:p>
      <text:p text:style-name="Standard"/>
      <text:p text:style-name="Standard">119it [00:44, <text:s/>2.99it/s][Step 119/ Epoch 15] <text:s/>Loss: 1.0084 <text:s/></text:p>
      <text:p text:style-name="Standard">40it [00:04, <text:s/>9.55it/s]</text:p>
      <text:p text:style-name="Standard">acc: 69.144, 12.27it/s]</text:p>
      <text:p text:style-name="Standard">[*] best model saved</text:p>
      <text:p text:style-name="Standard"/>
      <text:p text:style-name="Standard">219it [01:32, <text:s/>2.72it/s][Step 219/ Epoch 15] <text:s/>Loss: 0.9264 <text:s/></text:p>
      <text:p text:style-name="Standard">40it [00:04, <text:s/>9.70it/s]</text:p>
      <text:p text:style-name="Standard">acc: 68.644, <text:s/>9.93it/s]</text:p>
      <text:p text:style-name="Standard">[*] best model saved</text:p>
      <text:p text:style-name="Standard"/>
      <text:p text:style-name="Standard">319it [02:09, <text:s/>3.01it/s][Step 319/ Epoch 15] <text:s/>Loss: 0.9362 <text:s/></text:p>
      <text:p text:style-name="Standard">40it [00:04, <text:s/>9.44it/s]</text:p>
      <text:p text:style-name="Standard">acc: 69.624, 10.93it/s]</text:p>
      <text:p text:style-name="Standard">[*] best model saved</text:p>
      <text:p text:style-name="Standard"/>
      <text:p text:style-name="Standard">352it [02:25, <text:s/>2.41it/s]</text:p>
      <text:p text:style-name="Standard">67it [00:23, <text:s/>2.95it/s][Step 67/ Epoch 16] <text:s/>Loss: 1.1361 <text:s/></text:p>
      <text:p text:style-name="Standard">40it [00:04, <text:s/>9.48it/s]</text:p>
      <text:p text:style-name="Standard">acc: 69.424, 10.01it/s]</text:p>
      <text:p text:style-name="Standard">[*] best model saved</text:p>
      <text:p text:style-name="Standard"/>
      <text:p text:style-name="Standard">167it [01:03, <text:s/>3.02it/s][Step 167/ Epoch 16] <text:s/>Loss: 1.1837 <text:s/></text:p>
      <text:p text:style-name="Standard">40it [00:04, <text:s/>8.83it/s]</text:p>
      <text:p text:style-name="Standard">acc: 68.504, <text:s/>9.44it/s]</text:p>
      <text:p text:style-name="Standard">[*] best model saved</text:p>
      <text:p text:style-name="Standard"><text:soft-page-break/></text:p>
      <text:p text:style-name="Standard">267it [01:52, <text:s/>2.54it/s][Step 267/ Epoch 16] <text:s/>Loss: 1.1047 <text:s/></text:p>
      <text:p text:style-name="Standard">40it [00:04, <text:s/>8.23it/s]</text:p>
      <text:p text:style-name="Standard">acc: 69.104, <text:s/>8.65it/s]</text:p>
      <text:p text:style-name="Standard">[*] best model saved</text:p>
      <text:p text:style-name="Standard"/>
      <text:p text:style-name="Standard">352it [02:25, <text:s/>2.41it/s]</text:p>
      <text:p text:style-name="Standard">15it [00:05, <text:s/>2.85it/s][Step 15/ Epoch 17] <text:s/>Loss: 1.2526 <text:s/></text:p>
      <text:p text:style-name="Standard">40it [00:04, <text:s/>9.10it/s]</text:p>
      <text:p text:style-name="Standard">acc: 69.784, <text:s/>9.52it/s]</text:p>
      <text:p text:style-name="Standard">[*] best model saved</text:p>
      <text:p text:style-name="Standard"/>
      <text:p text:style-name="Standard">115it [00:43, <text:s/>3.00it/s][Step 115/ Epoch 17] <text:s/>Loss: 1.0301 <text:s/></text:p>
      <text:p text:style-name="Standard">40it [00:04, <text:s/>9.38it/s]</text:p>
      <text:p text:style-name="Standard">acc: 70.024, <text:s/>9.61it/s]</text:p>
      <text:p text:style-name="Standard">[*] best model saved</text:p>
      <text:p text:style-name="Standard"/>
      <text:p text:style-name="Standard">215it [01:23, <text:s/>2.76it/s][Step 215/ Epoch 17] <text:s/>Loss: 0.9656 <text:s/></text:p>
      <text:p text:style-name="Standard">40it [00:05, <text:s/>6.75it/s]</text:p>
      <text:p text:style-name="Standard">acc: 70.385, <text:s/>4.87it/s]</text:p>
      <text:p text:style-name="Standard">[*] best model saved</text:p>
      <text:p text:style-name="Standard"/>
      <text:p text:style-name="Standard">315it [02:15, <text:s/>3.04it/s][Step 315/ Epoch 17] <text:s/>Loss: 0.9388 <text:s/></text:p>
      <text:p text:style-name="Standard">40it [00:04, <text:s/>9.78it/s]</text:p>
      <text:p text:style-name="Standard">acc: 70.284, 10.45it/s]</text:p>
      <text:p text:style-name="Standard">[*] best model saved</text:p>
      <text:p text:style-name="Standard"/>
      <text:p text:style-name="Standard">352it [02:33, <text:s/>2.29it/s]</text:p>
      <text:p text:style-name="Standard">63it [00:21, <text:s/>2.94it/s][Step 63/ Epoch 18] <text:s/>Loss: 1.2298 <text:s/></text:p>
      <text:p text:style-name="Standard">40it [00:04, <text:s/>8.68it/s]</text:p>
      <text:p text:style-name="Standard">acc: 71.684, <text:s/>9.37it/s]</text:p>
      <text:p text:style-name="Standard">[*] best model saved</text:p>
      <text:p text:style-name="Standard"/>
      <text:p text:style-name="Standard">163it [00:59, <text:s/>3.04it/s][Step 163/ Epoch 18] <text:s/>Loss: 1.0105 <text:s/></text:p>
      <text:p text:style-name="Standard">40it [00:04, <text:s/>9.76it/s]</text:p>
      <text:p text:style-name="Standard">acc: 71.184, 10.25it/s]</text:p>
      <text:p text:style-name="Standard">[*] best model saved</text:p>
      <text:p text:style-name="Standard"/>
      <text:p text:style-name="Standard">263it [01:50, <text:s/>2.88it/s][Step 263/ Epoch 18] <text:s/>Loss: 1.1960 <text:s/></text:p>
      <text:p text:style-name="Standard">40it [00:03, 10.25it/s]</text:p>
      <text:p text:style-name="Standard">acc: 70.683, 12.41it/s]</text:p>
      <text:p text:style-name="Standard">[*] best model saved</text:p>
      <text:p text:style-name="Standard"/>
      <text:p text:style-name="Standard">352it [02:23, <text:s/>2.44it/s]</text:p>
      <text:p text:style-name="Standard">11it [00:03, <text:s/>3.03it/s][Step 11/ Epoch 19] <text:s/>Loss: 1.2988 <text:s/></text:p>
      <text:p text:style-name="Standard">40it [00:04, <text:s/>8.91it/s]</text:p>
      <text:p text:style-name="Standard">acc: 71.304, <text:s/>9.39it/s]</text:p>
      <text:p text:style-name="Standard">[*] best model saved</text:p>
      <text:p text:style-name="Standard"/>
      <text:p text:style-name="Standard">111it [00:41, <text:s/>3.01it/s][Step 111/ Epoch 19] <text:s/>Loss: 0.9447 <text:s/></text:p>
      <text:p text:style-name="Standard">40it [00:04, <text:s/>9.41it/s]</text:p>
      <text:p text:style-name="Standard">acc: 70.864, <text:s/>9.95it/s]</text:p>
      <text:p text:style-name="Standard"><text:soft-page-break/>[*] best model saved</text:p>
      <text:p text:style-name="Standard"/>
      <text:p text:style-name="Standard">211it [01:20, <text:s/>2.97it/s][Step 211/ Epoch 19] <text:s/>Loss: 1.0488 <text:s/></text:p>
      <text:p text:style-name="Standard">40it [00:04, <text:s/>9.61it/s]</text:p>
      <text:p text:style-name="Standard">acc: 71.444, 10.40it/s]</text:p>
      <text:p text:style-name="Standard">[*] best model saved</text:p>
      <text:p text:style-name="Standard"/>
      <text:p text:style-name="Standard">311it [02:09, <text:s/>3.06it/s][Step 311/ Epoch 19] <text:s/>Loss: 0.9364 <text:s/></text:p>
      <text:p text:style-name="Standard">40it [00:04, <text:s/>9.87it/s]</text:p>
      <text:p text:style-name="Standard">acc: 71.404, 10.56it/s]</text:p>
      <text:p text:style-name="Standard">[*] best model saved</text:p>
      <text:p text:style-name="Standard"/>
      <text:p text:style-name="Standard">352it [02:27, <text:s/>2.39it/s]</text:p>
      <text:p text:style-name="Standard">59it [00:20, <text:s/>2.56it/s][Step 59/ Epoch 20] <text:s/>Loss: 1.2297 <text:s/></text:p>
      <text:p text:style-name="Standard">40it [00:04, <text:s/>8.97it/s]</text:p>
      <text:p text:style-name="Standard">acc: 71.564, <text:s/>9.50it/s]</text:p>
      <text:p text:style-name="Standard">[*] best model saved</text:p>
      <text:p text:style-name="Standard"/>
      <text:p text:style-name="Standard">159it [01:01, <text:s/>2.91it/s][Step 159/ Epoch 20] <text:s/>Loss: 0.8954 <text:s/></text:p>
      <text:p text:style-name="Standard">40it [00:04, <text:s/>8.85it/s]</text:p>
      <text:p text:style-name="Standard">acc: 71.984, <text:s/>9.44it/s]</text:p>
      <text:p text:style-name="Standard">[*] best model saved</text:p>
      <text:p text:style-name="Standard"/>
      <text:p text:style-name="Standard">259it [01:40, <text:s/>2.12it/s][Step 259/ Epoch 20] <text:s/>Loss: 0.8667 <text:s/></text:p>
      <text:p text:style-name="Standard">40it [00:09, <text:s/>4.21it/s]</text:p>
      <text:p text:style-name="Standard">acc: 72.549, <text:s/>4.66it/s]</text:p>
      <text:p text:style-name="Standard">[*] best model saved</text:p>
      <text:p text:style-name="Standard"/>
      <text:p text:style-name="Standard">352it [02:26, <text:s/>2.40it/s]</text:p>
      <text:p text:style-name="Standard">7it [00:02, <text:s/>2.95it/s][Step 7/ Epoch 21] <text:s/>Loss: 0.9264 <text:s/></text:p>
      <text:p text:style-name="Standard">40it [00:04, <text:s/>9.40it/s]</text:p>
      <text:p text:style-name="Standard">acc: 72.664, 12.44it/s]</text:p>
      <text:p text:style-name="Standard">[*] best model saved</text:p>
      <text:p text:style-name="Standard"/>
      <text:p text:style-name="Standard">107it [00:40, <text:s/>2.99it/s][Step 107/ Epoch 21] <text:s/>Loss: 0.9954 <text:s/></text:p>
      <text:p text:style-name="Standard">40it [00:04, <text:s/>9.44it/s]</text:p>
      <text:p text:style-name="Standard">acc: 72.684, 10.00it/s]</text:p>
      <text:p text:style-name="Standard">[*] best model saved</text:p>
      <text:p text:style-name="Standard"/>
      <text:p text:style-name="Standard">207it [01:23, <text:s/>1.38it/s][Step 207/ Epoch 21] <text:s/>Loss: 0.9648 <text:s/></text:p>
      <text:p text:style-name="Standard">40it [00:08, <text:s/>4.68it/s]</text:p>
      <text:p text:style-name="Standard">acc: 73.428, <text:s/>5.17it/s]</text:p>
      <text:p text:style-name="Standard">[*] best model saved</text:p>
      <text:p text:style-name="Standard"/>
      <text:p text:style-name="Standard">307it [02:08, <text:s/>3.01it/s][Step 307/ Epoch 21] <text:s/>Loss: 0.8692 <text:s/></text:p>
      <text:p text:style-name="Standard">40it [00:04, <text:s/>9.37it/s]</text:p>
      <text:p text:style-name="Standard">acc: 73.404, <text:s/>9.55it/s]</text:p>
      <text:p text:style-name="Standard">[*] best model saved</text:p>
      <text:p text:style-name="Standard"/>
      <text:p text:style-name="Standard">352it [02:27, <text:s/>2.38it/s]</text:p>
      <text:p text:style-name="Standard">55it [00:19, <text:s/>3.03it/s][Step 55/ Epoch 22] <text:s/>Loss: 0.9162 <text:s/></text:p>
      <text:p text:style-name="Standard">40it [00:04, <text:s/>9.29it/s]</text:p>
      <text:p text:style-name="Standard"><text:soft-page-break/>acc: 73.364, <text:s/>9.96it/s]</text:p>
      <text:p text:style-name="Standard">[*] best model saved</text:p>
      <text:p text:style-name="Standard"/>
      <text:p text:style-name="Standard">155it [00:56, <text:s/>3.02it/s][Step 155/ Epoch 22] <text:s/>Loss: 1.0620 <text:s/></text:p>
      <text:p text:style-name="Standard">40it [00:04, <text:s/>9.35it/s]</text:p>
      <text:p text:style-name="Standard">acc: 72.644, 10.06it/s]</text:p>
      <text:p text:style-name="Standard">[*] best model saved</text:p>
      <text:p text:style-name="Standard"/>
      <text:p text:style-name="Standard">255it [01:45, <text:s/>3.00it/s][Step 255/ Epoch 22] <text:s/>Loss: 1.0005 <text:s/></text:p>
      <text:p text:style-name="Standard">40it [00:04, <text:s/>9.62it/s]</text:p>
      <text:p text:style-name="Standard">acc: 74.024, 10.19it/s]</text:p>
      <text:p text:style-name="Standard">[*] best model saved</text:p>
      <text:p text:style-name="Standard"/>
      <text:p text:style-name="Standard">352it [02:23, <text:s/>2.46it/s]</text:p>
      <text:p text:style-name="Standard">3it [00:01, <text:s/>2.04it/s][Step 3/ Epoch 23] <text:s/>Loss: 0.9815 <text:s/></text:p>
      <text:p text:style-name="Standard">40it [00:04, <text:s/>9.14it/s]</text:p>
      <text:p text:style-name="Standard">acc: 73.144, <text:s/>9.49it/s]</text:p>
      <text:p text:style-name="Standard">[*] best model saved</text:p>
      <text:p text:style-name="Standard"/>
      <text:p text:style-name="Standard">103it [00:41, <text:s/>1.78it/s][Step 103/ Epoch 23] <text:s/>Loss: 1.0733 <text:s/></text:p>
      <text:p text:style-name="Standard">40it [00:09, <text:s/>4.07it/s]</text:p>
      <text:p text:style-name="Standard">acc: 73.149, <text:s/>4.36it/s]</text:p>
      <text:p text:style-name="Standard">[*] best model saved</text:p>
      <text:p text:style-name="Standard"/>
      <text:p text:style-name="Standard">203it [01:28, <text:s/>3.03it/s][Step 203/ Epoch 23] <text:s/>Loss: 0.9787 <text:s/></text:p>
      <text:p text:style-name="Standard">40it [00:04, <text:s/>9.38it/s]</text:p>
      <text:p text:style-name="Standard">acc: 74.304, <text:s/>9.76it/s]</text:p>
      <text:p text:style-name="Standard">[*] best model saved</text:p>
      <text:p text:style-name="Standard"/>
      <text:p text:style-name="Standard">303it [02:06, <text:s/>3.03it/s][Step 303/ Epoch 23] <text:s/>Loss: 0.9740 <text:s/></text:p>
      <text:p text:style-name="Standard">40it [00:04, <text:s/>9.37it/s]</text:p>
      <text:p text:style-name="Standard">acc: 74.784, 10.05it/s]</text:p>
      <text:p text:style-name="Standard">[*] best model saved</text:p>
      <text:p text:style-name="Standard"/>
      <text:p text:style-name="Standard">352it [02:27, <text:s/>2.38it/s]</text:p>
      <text:p text:style-name="Standard">51it [00:22, <text:s/>1.40it/s][Step 51/ Epoch 24] <text:s/>Loss: 1.0376 <text:s/></text:p>
      <text:p text:style-name="Standard">40it [00:08, <text:s/>4.52it/s]</text:p>
      <text:p text:style-name="Standard">acc: 75.248, <text:s/>4.82it/s]</text:p>
      <text:p text:style-name="Standard">[*] best model saved</text:p>
      <text:p text:style-name="Standard"/>
      <text:p text:style-name="Standard">151it [01:06, <text:s/>3.05it/s][Step 151/ Epoch 24] <text:s/>Loss: 1.0504 <text:s/></text:p>
      <text:p text:style-name="Standard">40it [00:04, <text:s/>9.75it/s]</text:p>
      <text:p text:style-name="Standard">acc: 73.984, 10.41it/s]</text:p>
      <text:p text:style-name="Standard">[*] best model saved</text:p>
      <text:p text:style-name="Standard"/>
      <text:p text:style-name="Standard">251it [01:45, <text:s/>2.74it/s][Step 251/ Epoch 24] <text:s/>Loss: 0.8227 <text:s/></text:p>
      <text:p text:style-name="Standard">40it [00:04, <text:s/>9.48it/s]</text:p>
      <text:p text:style-name="Standard">acc: 74.504, 10.25it/s]</text:p>
      <text:p text:style-name="Standard">[*] best model saved</text:p>
      <text:p text:style-name="Standard"/>
      <text:p text:style-name="Standard">351it [02:40, <text:s/>2.54it/s][Step 351/ Epoch 24] <text:s/>Loss: 1.0511 <text:s/></text:p>
      <text:p text:style-name="Standard">40it [00:04, <text:s/>8.40it/s]</text:p>
      <text:p text:style-name="Standard"><text:soft-page-break/>acc: 73.844, <text:s/>9.75it/s]</text:p>
      <text:p text:style-name="Standard">[*] best model saved</text:p>
      <text:p text:style-name="Standard"/>
      <text:p text:style-name="Standard">352it [02:45, <text:s/>2.13it/s]</text:p>
      <text:p text:style-name="Standard">99it [00:35, <text:s/>2.97it/s][Step 99/ Epoch 25] <text:s/>Loss: 1.0633 <text:s/></text:p>
      <text:p text:style-name="Standard">40it [00:04, <text:s/>9.64it/s]</text:p>
      <text:p text:style-name="Standard">acc: 76.024, 12.15it/s]</text:p>
      <text:p text:style-name="Standard">[*] best model saved</text:p>
      <text:p text:style-name="Standard"/>
      <text:p text:style-name="Standard">199it [01:16, <text:s/>2.53it/s][Step 199/ Epoch 25] <text:s/>Loss: 0.9337 <text:s/></text:p>
      <text:p text:style-name="Standard">40it [00:04, <text:s/>9.53it/s]</text:p>
      <text:p text:style-name="Standard">acc: 75.944, 12.01it/s]</text:p>
      <text:p text:style-name="Standard">[*] best model saved</text:p>
      <text:p text:style-name="Standard"/>
      <text:p text:style-name="Standard">299it [02:11, <text:s/>1.30it/s][Step 299/ Epoch 25] <text:s/>Loss: 0.8727 <text:s/></text:p>
      <text:p text:style-name="Standard">40it [00:04, <text:s/>9.48it/s]</text:p>
      <text:p text:style-name="Standard">acc: 75.224, 10.82it/s]</text:p>
      <text:p text:style-name="Standard">[*] best model saved</text:p>
      <text:p text:style-name="Standard"/>
      <text:p text:style-name="Standard">352it [02:35, <text:s/>2.26it/s]</text:p>
      <text:p text:style-name="Standard">47it [00:16, <text:s/>2.73it/s][Step 47/ Epoch 26] <text:s/>Loss: 0.7621 <text:s/></text:p>
      <text:p text:style-name="Standard">40it [00:04, <text:s/>9.67it/s]</text:p>
      <text:p text:style-name="Standard">acc: 76.004, 10.12it/s]</text:p>
      <text:p text:style-name="Standard">[*] best model saved</text:p>
      <text:p text:style-name="Standard"/>
      <text:p text:style-name="Standard">147it [00:53, <text:s/>3.01it/s][Step 147/ Epoch 26] <text:s/>Loss: 0.9766 <text:s/></text:p>
      <text:p text:style-name="Standard">40it [00:04, <text:s/>8.81it/s]</text:p>
      <text:p text:style-name="Standard">acc: 75.264, <text:s/>9.33it/s]</text:p>
      <text:p text:style-name="Standard">[*] best model saved</text:p>
      <text:p text:style-name="Standard"/>
      <text:p text:style-name="Standard">247it [01:41, <text:s/>1.40it/s][Step 247/ Epoch 26] <text:s/>Loss: 0.9381 <text:s/></text:p>
      <text:p text:style-name="Standard">40it [00:07, <text:s/>5.36it/s]</text:p>
      <text:p text:style-name="Standard">acc: 75.487, <text:s/>8.76it/s]</text:p>
      <text:p text:style-name="Standard">[*] best model saved</text:p>
      <text:p text:style-name="Standard"/>
      <text:p text:style-name="Standard">347it [02:23, <text:s/>2.95it/s][Step 347/ Epoch 26] <text:s/>Loss: 1.0038 <text:s/></text:p>
      <text:p text:style-name="Standard">40it [00:04, <text:s/>8.98it/s]</text:p>
      <text:p text:style-name="Standard">acc: 75.744, <text:s/>9.35it/s]</text:p>
      <text:p text:style-name="Standard">[*] best model saved</text:p>
      <text:p text:style-name="Standard"/>
      <text:p text:style-name="Standard">352it [02:29, <text:s/>2.36it/s]</text:p>
      <text:p text:style-name="Standard">95it [00:32, <text:s/>2.93it/s][Step 95/ Epoch 27] <text:s/>Loss: 0.8680 <text:s/></text:p>
      <text:p text:style-name="Standard">40it [00:04, <text:s/>8.98it/s]</text:p>
      <text:p text:style-name="Standard">acc: 75.944, <text:s/>9.49it/s]</text:p>
      <text:p text:style-name="Standard">[*] best model saved</text:p>
      <text:p text:style-name="Standard"/>
      <text:p text:style-name="Standard">195it [01:22, <text:s/>2.99it/s][Step 195/ Epoch 27] <text:s/>Loss: 0.8497 <text:s/></text:p>
      <text:p text:style-name="Standard">40it [00:04, <text:s/>9.85it/s]</text:p>
      <text:p text:style-name="Standard">acc: 75.964, 10.37it/s]</text:p>
      <text:p text:style-name="Standard">[*] best model saved</text:p>
      <text:p text:style-name="Standard"/>
      <text:p text:style-name="Standard">295it [02:00, <text:s/>3.05it/s][Step 295/ Epoch 27] <text:s/>Loss: 1.0576 <text:s/></text:p>
      <text:p text:style-name="Standard"><text:soft-page-break/>40it [00:04, <text:s/>9.76it/s]</text:p>
      <text:p text:style-name="Standard">acc: 76.004, 12.06it/s]</text:p>
      <text:p text:style-name="Standard">[*] best model saved</text:p>
      <text:p text:style-name="Standard"/>
      <text:p text:style-name="Standard">352it [02:23, <text:s/>2.46it/s]</text:p>
      <text:p text:style-name="Standard">43it [00:14, <text:s/>3.00it/s][Step 43/ Epoch 28] <text:s/>Loss: 0.7670 <text:s/></text:p>
      <text:p text:style-name="Standard">40it [00:04, <text:s/>8.93it/s]</text:p>
      <text:p text:style-name="Standard">acc: 75.864, <text:s/>9.49it/s]</text:p>
      <text:p text:style-name="Standard">[*] best model saved</text:p>
      <text:p text:style-name="Standard"/>
      <text:p text:style-name="Standard">143it [01:05, <text:s/>1.85it/s][Step 143/ Epoch 28] <text:s/>Loss: 0.9176 <text:s/></text:p>
      <text:p text:style-name="Standard">40it [00:04, <text:s/>9.84it/s]</text:p>
      <text:p text:style-name="Standard">acc: 76.304, 10.46it/s]</text:p>
      <text:p text:style-name="Standard">[*] best model saved</text:p>
      <text:p text:style-name="Standard"/>
      <text:p text:style-name="Standard">243it [01:43, <text:s/>3.00it/s][Step 243/ Epoch 28] <text:s/>Loss: 0.8438 <text:s/></text:p>
      <text:p text:style-name="Standard">40it [00:04, <text:s/>8.92it/s]</text:p>
      <text:p text:style-name="Standard">acc: 76.464, <text:s/>9.49it/s]</text:p>
      <text:p text:style-name="Standard">[*] best model saved</text:p>
      <text:p text:style-name="Standard"/>
      <text:p text:style-name="Standard">343it [02:23, <text:s/>2.96it/s][Step 343/ Epoch 28] <text:s/>Loss: 0.8336 <text:s/></text:p>
      <text:p text:style-name="Standard">40it [00:04, <text:s/>9.43it/s]</text:p>
      <text:p text:style-name="Standard">acc: 76.524, 10.11it/s]</text:p>
      <text:p text:style-name="Standard">[*] best model saved</text:p>
      <text:p text:style-name="Standard"/>
      <text:p text:style-name="Standard">352it [02:30, <text:s/>2.34it/s]</text:p>
      <text:p text:style-name="Standard">91it [00:42, <text:s/>2.84it/s][Step 91/ Epoch 29] <text:s/>Loss: 0.8832 <text:s/></text:p>
      <text:p text:style-name="Standard">40it [00:04, <text:s/>9.96it/s]</text:p>
      <text:p text:style-name="Standard">acc: 77.083, 10.38it/s]</text:p>
      <text:p text:style-name="Standard">[*] best model saved</text:p>
      <text:p text:style-name="Standard"/>
      <text:p text:style-name="Standard">191it [01:21, <text:s/>2.65it/s][Step 191/ Epoch 29] <text:s/>Loss: 0.7456 <text:s/></text:p>
      <text:p text:style-name="Standard">40it [00:04, <text:s/>9.80it/s]</text:p>
      <text:p text:style-name="Standard">acc: 77.064, 11.99it/s]</text:p>
      <text:p text:style-name="Standard">[*] best model saved</text:p>
      <text:p text:style-name="Standard"/>
      <text:p text:style-name="Standard">291it [01:59, <text:s/>2.97it/s][Step 291/ Epoch 29] <text:s/>Loss: 0.8372 <text:s/></text:p>
      <text:p text:style-name="Standard">40it [00:04, <text:s/>8.86it/s]</text:p>
      <text:p text:style-name="Standard">acc: 77.384, <text:s/>9.51it/s]</text:p>
      <text:p text:style-name="Standard">[*] best model saved</text:p>
      <text:p text:style-name="Standard"/>
      <text:p text:style-name="Standard">352it [02:37, <text:s/>2.23it/s]</text:p>
      <text:p text:style-name="Standard">39it [00:12, <text:s/>3.14it/s][Step 39/ Epoch 30] <text:s/>Loss: 0.8648 <text:s/></text:p>
      <text:p text:style-name="Standard">40it [00:04, <text:s/>9.04it/s]</text:p>
      <text:p text:style-name="Standard">acc: 77.504, <text:s/>9.65it/s]</text:p>
      <text:p text:style-name="Standard">[*] best model saved</text:p>
      <text:p text:style-name="Standard"/>
      <text:p text:style-name="Standard">139it [00:50, <text:s/>3.03it/s][Step 139/ Epoch 30] <text:s/>Loss: 0.7500 <text:s/></text:p>
      <text:p text:style-name="Standard">40it [00:04, <text:s/>9.35it/s]</text:p>
      <text:p text:style-name="Standard">acc: 76.824, 11.88it/s]</text:p>
      <text:p text:style-name="Standard">[*] best model saved</text:p>
      <text:p text:style-name="Standard"/>
      <text:p text:style-name="Standard"><text:soft-page-break/>239it [01:29, <text:s/>2.81it/s][Step 239/ Epoch 30] <text:s/>Loss: 0.8968 <text:s/></text:p>
      <text:p text:style-name="Standard">40it [00:04, <text:s/>9.59it/s]</text:p>
      <text:p text:style-name="Standard">acc: 76.944, 12.14it/s]</text:p>
      <text:p text:style-name="Standard">[*] best model saved</text:p>
      <text:p text:style-name="Standard"/>
      <text:p text:style-name="Standard">339it [02:17, <text:s/>3.17it/s][Step 339/ Epoch 30] <text:s/>Loss: 0.7379 <text:s/></text:p>
      <text:p text:style-name="Standard">40it [00:04, <text:s/>9.46it/s]</text:p>
      <text:p text:style-name="Standard">acc: 76.924, <text:s/>9.84it/s]</text:p>
      <text:p text:style-name="Standard">[*] best model saved</text:p>
      <text:p text:style-name="Standard"/>
      <text:p text:style-name="Standard">352it [02:26, <text:s/>2.41it/s]</text:p>
      <text:p text:style-name="Standard">87it [00:30, <text:s/>2.97it/s][Step 87/ Epoch 31] <text:s/>Loss: 0.8924 <text:s/></text:p>
      <text:p text:style-name="Standard">40it [00:04, <text:s/>9.66it/s]</text:p>
      <text:p text:style-name="Standard">acc: 76.884, 10.48it/s]</text:p>
      <text:p text:style-name="Standard">[*] best model saved</text:p>
      <text:p text:style-name="Standard"/>
      <text:p text:style-name="Standard">187it [01:08, <text:s/>3.02it/s][Step 187/ Epoch 31] <text:s/>Loss: 0.7751 <text:s/></text:p>
      <text:p text:style-name="Standard">40it [00:04, <text:s/>8.94it/s]</text:p>
      <text:p text:style-name="Standard">acc: 77.864, <text:s/>9.29it/s]</text:p>
      <text:p text:style-name="Standard">[*] best model saved</text:p>
      <text:p text:style-name="Standard"/>
      <text:p text:style-name="Standard">287it [01:57, <text:s/>3.01it/s][Step 287/ Epoch 31] <text:s/>Loss: 0.9520 <text:s/></text:p>
      <text:p text:style-name="Standard">40it [00:04, <text:s/>9.57it/s]</text:p>
      <text:p text:style-name="Standard">acc: 77.724, 10.23it/s]</text:p>
      <text:p text:style-name="Standard">[*] best model saved</text:p>
      <text:p text:style-name="Standard"/>
      <text:p text:style-name="Standard">352it [02:23, <text:s/>2.45it/s]</text:p>
      <text:p text:style-name="Standard">35it [00:12, <text:s/>2.89it/s][Step 35/ Epoch 32] <text:s/>Loss: 0.9555 <text:s/></text:p>
      <text:p text:style-name="Standard">40it [00:04, <text:s/>9.40it/s]</text:p>
      <text:p text:style-name="Standard">acc: 77.104, 11.76it/s]</text:p>
      <text:p text:style-name="Standard">[*] best model saved</text:p>
      <text:p text:style-name="Standard"/>
      <text:p text:style-name="Standard">135it [00:49, <text:s/>2.96it/s][Step 135/ Epoch 32] <text:s/>Loss: 0.7281 <text:s/></text:p>
      <text:p text:style-name="Standard">40it [00:04, <text:s/>9.48it/s]</text:p>
      <text:p text:style-name="Standard">acc: 77.564, 11.91it/s]</text:p>
      <text:p text:style-name="Standard">[*] best model saved</text:p>
      <text:p text:style-name="Standard"/>
      <text:p text:style-name="Standard">235it [01:41, <text:s/>2.83it/s][Step 235/ Epoch 32] <text:s/>Loss: 0.6694 <text:s/></text:p>
      <text:p text:style-name="Standard">40it [00:04, <text:s/>9.90it/s]</text:p>
      <text:p text:style-name="Standard">acc: 78.023, 10.38it/s]</text:p>
      <text:p text:style-name="Standard">[*] best model saved</text:p>
      <text:p text:style-name="Standard"/>
      <text:p text:style-name="Standard">335it [02:19, <text:s/>2.96it/s][Step 335/ Epoch 32] <text:s/>Loss: 0.9719 <text:s/></text:p>
      <text:p text:style-name="Standard">40it [00:04, <text:s/>9.60it/s]</text:p>
      <text:p text:style-name="Standard">acc: 78.004, 10.23it/s]</text:p>
      <text:p text:style-name="Standard">[*] best model saved</text:p>
      <text:p text:style-name="Standard"/>
      <text:p text:style-name="Standard">352it [02:29, <text:s/>2.36it/s]</text:p>
      <text:p text:style-name="Standard">83it [00:27, <text:s/>3.01it/s][Step 83/ Epoch 33] <text:s/>Loss: 0.8239 <text:s/></text:p>
      <text:p text:style-name="Standard">40it [00:04, <text:s/>9.63it/s]</text:p>
      <text:p text:style-name="Standard">acc: 78.504, 10.21it/s]</text:p>
      <text:p text:style-name="Standard">[*] best model saved</text:p>
      <text:p text:style-name="Standard"><text:soft-page-break/></text:p>
      <text:p text:style-name="Standard">183it [01:16, <text:s/>3.08it/s][Step 183/ Epoch 33] <text:s/>Loss: 0.7910 <text:s/></text:p>
      <text:p text:style-name="Standard">40it [00:03, 10.12it/s]</text:p>
      <text:p text:style-name="Standard">acc: 77.203, 12.29it/s]</text:p>
      <text:p text:style-name="Standard">[*] best model saved</text:p>
      <text:p text:style-name="Standard"/>
      <text:p text:style-name="Standard">283it [01:54, <text:s/>3.06it/s][Step 283/ Epoch 33] <text:s/>Loss: 0.7260 <text:s/></text:p>
      <text:p text:style-name="Standard">40it [00:04, <text:s/>9.53it/s]</text:p>
      <text:p text:style-name="Standard">acc: 78.584, 12.04it/s]</text:p>
      <text:p text:style-name="Standard">[*] best model saved</text:p>
      <text:p text:style-name="Standard"/>
      <text:p text:style-name="Standard">352it [02:22, <text:s/>2.47it/s]</text:p>
      <text:p text:style-name="Standard">31it [00:11, <text:s/>2.70it/s][Step 31/ Epoch 34] <text:s/>Loss: 0.8088 <text:s/></text:p>
      <text:p text:style-name="Standard">40it [00:04, <text:s/>8.95it/s]</text:p>
      <text:p text:style-name="Standard">acc: 78.264, <text:s/>9.58it/s]</text:p>
      <text:p text:style-name="Standard">[*] best model saved</text:p>
      <text:p text:style-name="Standard"/>
      <text:p text:style-name="Standard">131it [01:02, <text:s/>3.05it/s][Step 131/ Epoch 34] <text:s/>Loss: 0.7375 <text:s/></text:p>
      <text:p text:style-name="Standard">40it [00:04, <text:s/>9.67it/s]</text:p>
      <text:p text:style-name="Standard">acc: 78.384, 10.24it/s]</text:p>
      <text:p text:style-name="Standard">[*] best model saved</text:p>
      <text:p text:style-name="Standard"/>
      <text:p text:style-name="Standard">231it [01:40, <text:s/>3.02it/s][Step 231/ Epoch 34] <text:s/>Loss: 0.7051 <text:s/></text:p>
      <text:p text:style-name="Standard">40it [00:04, <text:s/>9.42it/s]</text:p>
      <text:p text:style-name="Standard">acc: 78.324, 11.82it/s]</text:p>
      <text:p text:style-name="Standard">[*] best model saved</text:p>
      <text:p text:style-name="Standard"/>
      <text:p text:style-name="Standard">331it [02:17, <text:s/>2.99it/s][Step 331/ Epoch 34] <text:s/>Loss: 0.7451 <text:s/></text:p>
      <text:p text:style-name="Standard">40it [00:04, <text:s/>8.97it/s]</text:p>
      <text:p text:style-name="Standard">acc: 79.004, <text:s/>9.51it/s]</text:p>
      <text:p text:style-name="Standard">[*] best model saved</text:p>
      <text:p text:style-name="Standard"/>
      <text:p text:style-name="Standard">352it [02:29, <text:s/>2.36it/s]</text:p>
      <text:p text:style-name="Standard">79it [00:39, <text:s/>1.70it/s][Step 79/ Epoch 35] <text:s/>Loss: 0.7434 <text:s/></text:p>
      <text:p text:style-name="Standard">40it [00:04, <text:s/>9.58it/s]</text:p>
      <text:p text:style-name="Standard">acc: 78.824, 10.55it/s]</text:p>
      <text:p text:style-name="Standard">[*] best model saved</text:p>
      <text:p text:style-name="Standard"/>
      <text:p text:style-name="Standard">179it [01:16, <text:s/>3.09it/s][Step 179/ Epoch 35] <text:s/>Loss: 0.8151 <text:s/></text:p>
      <text:p text:style-name="Standard">40it [00:04, <text:s/>9.66it/s]</text:p>
      <text:p text:style-name="Standard">acc: 78.384, 11.80it/s]</text:p>
      <text:p text:style-name="Standard">[*] best model saved</text:p>
      <text:p text:style-name="Standard"/>
      <text:p text:style-name="Standard">279it [01:53, <text:s/>3.01it/s][Step 279/ Epoch 35] <text:s/>Loss: 0.7817 <text:s/></text:p>
      <text:p text:style-name="Standard">40it [00:04, <text:s/>9.35it/s]</text:p>
      <text:p text:style-name="Standard">acc: 78.404, 11.98it/s]</text:p>
      <text:p text:style-name="Standard">[*] best model saved</text:p>
      <text:p text:style-name="Standard"/>
      <text:p text:style-name="Standard">352it [02:32, <text:s/>2.31it/s]</text:p>
      <text:p text:style-name="Standard">27it [00:09, <text:s/>3.16it/s][Step 27/ Epoch 36] <text:s/>Loss: 0.8740 <text:s/></text:p>
      <text:p text:style-name="Standard">40it [00:04, <text:s/>9.52it/s]</text:p>
      <text:p text:style-name="Standard">acc: 78.824, 12.09it/s]</text:p>
      <text:p text:style-name="Standard"><text:soft-page-break/>[*] best model saved</text:p>
      <text:p text:style-name="Standard"/>
      <text:p text:style-name="Standard">127it [00:48, <text:s/>2.97it/s][Step 127/ Epoch 36] <text:s/>Loss: 0.7728 <text:s/></text:p>
      <text:p text:style-name="Standard">40it [00:04, <text:s/>8.91it/s]</text:p>
      <text:p text:style-name="Standard">acc: 78.544, <text:s/>9.51it/s]</text:p>
      <text:p text:style-name="Standard">[*] best model saved</text:p>
      <text:p text:style-name="Standard"/>
      <text:p text:style-name="Standard">227it [01:29, <text:s/>1.32it/s][Step 227/ Epoch 36] <text:s/>Loss: 0.6596 <text:s/></text:p>
      <text:p text:style-name="Standard">40it [00:08, <text:s/>4.48it/s]</text:p>
      <text:p text:style-name="Standard">acc: 79.308, <text:s/>4.83it/s]</text:p>
      <text:p text:style-name="Standard">[*] best model saved</text:p>
      <text:p text:style-name="Standard"/>
      <text:p text:style-name="Standard">327it [02:16, <text:s/>2.96it/s][Step 327/ Epoch 36] <text:s/>Loss: 0.7974 <text:s/></text:p>
      <text:p text:style-name="Standard">40it [00:04, <text:s/>8.96it/s]</text:p>
      <text:p text:style-name="Standard">acc: 79.604, <text:s/>9.46it/s]</text:p>
      <text:p text:style-name="Standard">[*] best model saved</text:p>
      <text:p text:style-name="Standard"/>
      <text:p text:style-name="Standard">352it [02:29, <text:s/>2.36it/s]</text:p>
      <text:p text:style-name="Standard">75it [00:26, <text:s/>2.91it/s][Step 75/ Epoch 37] <text:s/>Loss: 0.7284 <text:s/></text:p>
      <text:p text:style-name="Standard">40it [00:04, <text:s/>9.00it/s]</text:p>
      <text:p text:style-name="Standard">acc: 78.764, <text:s/>9.52it/s]</text:p>
      <text:p text:style-name="Standard">[*] best model saved</text:p>
      <text:p text:style-name="Standard"/>
      <text:p text:style-name="Standard">175it [01:18, <text:s/>2.79it/s][Step 175/ Epoch 37] <text:s/>Loss: 0.6414 <text:s/></text:p>
      <text:p text:style-name="Standard">40it [00:04, <text:s/>9.28it/s]</text:p>
      <text:p text:style-name="Standard">acc: 79.544, <text:s/>9.53it/s]</text:p>
      <text:p text:style-name="Standard">[*] best model saved</text:p>
      <text:p text:style-name="Standard"/>
      <text:p text:style-name="Standard">275it [01:57, <text:s/>3.01it/s][Step 275/ Epoch 37] <text:s/>Loss: 0.6159 <text:s/></text:p>
      <text:p text:style-name="Standard">40it [00:04, <text:s/>9.44it/s]</text:p>
      <text:p text:style-name="Standard">acc: 79.324, <text:s/>9.81it/s]</text:p>
      <text:p text:style-name="Standard">[*] best model saved</text:p>
      <text:p text:style-name="Standard"/>
      <text:p text:style-name="Standard">352it [02:27, <text:s/>2.39it/s]</text:p>
      <text:p text:style-name="Standard">23it [00:08, <text:s/>2.42it/s][Step 23/ Epoch 38] <text:s/>Loss: 0.6422 <text:s/></text:p>
      <text:p text:style-name="Standard">40it [00:04, <text:s/>9.59it/s]</text:p>
      <text:p text:style-name="Standard">acc: 79.584, 12.12it/s]</text:p>
      <text:p text:style-name="Standard">[*] best model saved</text:p>
      <text:p text:style-name="Standard"/>
      <text:p text:style-name="Standard">123it [00:57, <text:s/>3.04it/s][Step 123/ Epoch 38] <text:s/>Loss: 0.6618 <text:s/></text:p>
      <text:p text:style-name="Standard">40it [00:04, <text:s/>9.39it/s]</text:p>
      <text:p text:style-name="Standard">acc: 79.324, 10.20it/s]</text:p>
      <text:p text:style-name="Standard">[*] best model saved</text:p>
      <text:p text:style-name="Standard"/>
      <text:p text:style-name="Standard">223it [01:35, <text:s/>2.84it/s][Step 223/ Epoch 38] <text:s/>Loss: 0.8499 <text:s/></text:p>
      <text:p text:style-name="Standard">40it [00:04, <text:s/>9.62it/s]</text:p>
      <text:p text:style-name="Standard">acc: 79.144, <text:s/>9.99it/s]</text:p>
      <text:p text:style-name="Standard">[*] best model saved</text:p>
      <text:p text:style-name="Standard"/>
      <text:p text:style-name="Standard">323it [02:13, <text:s/>3.02it/s][Step 323/ Epoch 38] <text:s/>Loss: 0.6735 <text:s/></text:p>
      <text:p text:style-name="Standard">40it [00:04, <text:s/>8.94it/s]</text:p>
      <text:p text:style-name="Standard">acc: 79.104, <text:s/>7.53it/s]</text:p>
      <text:p text:style-name="Standard"><text:soft-page-break/>[*] best model saved</text:p>
      <text:p text:style-name="Standard"/>
      <text:p text:style-name="Standard">352it [02:37, <text:s/>2.23it/s]</text:p>
      <text:p text:style-name="Standard">71it [00:26, <text:s/>3.02it/s][Step 71/ Epoch 39] <text:s/>Loss: 0.5494 <text:s/></text:p>
      <text:p text:style-name="Standard">40it [00:04, <text:s/>9.56it/s]</text:p>
      <text:p text:style-name="Standard">acc: 79.844, 10.24it/s]</text:p>
      <text:p text:style-name="Standard">[*] best model saved</text:p>
      <text:p text:style-name="Standard"/>
      <text:p text:style-name="Standard">171it [01:03, <text:s/>3.00it/s][Step 171/ Epoch 39] <text:s/>Loss: 0.7546 <text:s/></text:p>
      <text:p text:style-name="Standard">40it [00:04, <text:s/>8.97it/s]</text:p>
      <text:p text:style-name="Standard">acc: 79.624, <text:s/>9.50it/s]</text:p>
      <text:p text:style-name="Standard">[*] best model saved</text:p>
      <text:p text:style-name="Standard"/>
      <text:p text:style-name="Standard">271it [01:42, <text:s/>2.95it/s][Step 271/ Epoch 39] <text:s/>Loss: 0.7389 <text:s/></text:p>
      <text:p text:style-name="Standard">40it [00:04, <text:s/>8.91it/s]</text:p>
      <text:p text:style-name="Standard">acc: 80.124, <text:s/>9.33it/s]</text:p>
      <text:p text:style-name="Standard">[*] best model saved</text:p>
      <text:p text:style-name="Standard"/>
      <text:p text:style-name="Standard">352it [02:23, <text:s/>2.46it/s]</text:p>
      <text:p text:style-name="Standard">19it [00:10, <text:s/>2.79it/s][Step 19/ Epoch 40] <text:s/>Loss: 0.7651 <text:s/></text:p>
      <text:p text:style-name="Standard">40it [00:04, <text:s/>9.86it/s]</text:p>
      <text:p text:style-name="Standard">acc: 79.524, 10.44it/s]</text:p>
      <text:p text:style-name="Standard">[*] best model saved</text:p>
      <text:p text:style-name="Standard"/>
      <text:p text:style-name="Standard">119it [00:46, <text:s/>3.04it/s][Step 119/ Epoch 40] <text:s/>Loss: 0.7853 <text:s/></text:p>
      <text:p text:style-name="Standard">40it [00:04, <text:s/>9.25it/s]</text:p>
      <text:p text:style-name="Standard">acc: 80.004, 11.85it/s]</text:p>
      <text:p text:style-name="Standard">[*] best model saved</text:p>
      <text:p text:style-name="Standard"/>
      <text:p text:style-name="Standard">219it [01:25, <text:s/>3.05it/s][Step 219/ Epoch 40] <text:s/>Loss: 0.7537 <text:s/></text:p>
      <text:p text:style-name="Standard">40it [00:04, <text:s/>9.67it/s]</text:p>
      <text:p text:style-name="Standard">acc: 80.244, 10.08it/s]</text:p>
      <text:p text:style-name="Standard">[*] best model saved</text:p>
      <text:p text:style-name="Standard"/>
      <text:p text:style-name="Standard">319it [02:16, <text:s/>2.81it/s][Step 319/ Epoch 40] <text:s/>Loss: 0.6501 <text:s/></text:p>
      <text:p text:style-name="Standard">40it [00:04, <text:s/>9.41it/s]</text:p>
      <text:p text:style-name="Standard">acc: 79.704, <text:s/>9.74it/s]</text:p>
      <text:p text:style-name="Standard">[*] best model saved</text:p>
      <text:p text:style-name="Standard"/>
      <text:p text:style-name="Standard">352it [02:32, <text:s/>2.31it/s]</text:p>
      <text:p text:style-name="Standard">67it [00:23, <text:s/>2.93it/s][Step 67/ Epoch 41] <text:s/>Loss: 0.6037 <text:s/></text:p>
      <text:p text:style-name="Standard">40it [00:04, <text:s/>8.94it/s]</text:p>
      <text:p text:style-name="Standard">acc: 80.064, <text:s/>9.53it/s]</text:p>
      <text:p text:style-name="Standard">[*] best model saved</text:p>
      <text:p text:style-name="Standard"/>
      <text:p text:style-name="Standard">167it [01:01, <text:s/>2.99it/s][Step 167/ Epoch 41] <text:s/>Loss: 0.7913 <text:s/></text:p>
      <text:p text:style-name="Standard">40it [00:04, <text:s/>8.99it/s]</text:p>
      <text:p text:style-name="Standard">acc: 79.864, <text:s/>9.53it/s]</text:p>
      <text:p text:style-name="Standard">[*] best model saved</text:p>
      <text:p text:style-name="Standard"/>
      <text:p text:style-name="Standard">267it [01:50, <text:s/>3.05it/s][Step 267/ Epoch 41] <text:s/>Loss: 0.5807 <text:s/></text:p>
      <text:p text:style-name="Standard">40it [00:04, <text:s/>8.98it/s]</text:p>
      <text:p text:style-name="Standard"><text:soft-page-break/>acc: 79.724, <text:s/>9.26it/s]</text:p>
      <text:p text:style-name="Standard">[*] best model saved</text:p>
      <text:p text:style-name="Standard"/>
      <text:p text:style-name="Standard">352it [02:23, <text:s/>2.45it/s]</text:p>
      <text:p text:style-name="Standard">15it [00:05, <text:s/>3.02it/s][Step 15/ Epoch 42] <text:s/>Loss: 0.7271 <text:s/></text:p>
      <text:p text:style-name="Standard">40it [00:04, <text:s/>9.42it/s]</text:p>
      <text:p text:style-name="Standard">acc: 79.284, 11.85it/s]</text:p>
      <text:p text:style-name="Standard">[*] best model saved</text:p>
      <text:p text:style-name="Standard"/>
      <text:p text:style-name="Standard">115it [00:43, <text:s/>3.03it/s][Step 115/ Epoch 42] <text:s/>Loss: 0.5567 <text:s/></text:p>
      <text:p text:style-name="Standard">40it [00:04, <text:s/>9.45it/s]</text:p>
      <text:p text:style-name="Standard">acc: 79.204, 10.18it/s]</text:p>
      <text:p text:style-name="Standard">[*] best model saved</text:p>
      <text:p text:style-name="Standard"/>
      <text:p text:style-name="Standard">215it [01:34, <text:s/>3.12it/s][Step 215/ Epoch 42] <text:s/>Loss: 0.6194 <text:s/></text:p>
      <text:p text:style-name="Standard">40it [00:04, <text:s/>9.87it/s]</text:p>
      <text:p text:style-name="Standard">acc: 80.624, 11.88it/s]</text:p>
      <text:p text:style-name="Standard">[*] best model saved</text:p>
      <text:p text:style-name="Standard"/>
      <text:p text:style-name="Standard">315it [02:12, <text:s/>3.02it/s][Step 315/ Epoch 42] <text:s/>Loss: 0.7118 <text:s/></text:p>
      <text:p text:style-name="Standard">40it [00:04, <text:s/>9.57it/s]</text:p>
      <text:p text:style-name="Standard">acc: 79.964, 10.13it/s]</text:p>
      <text:p text:style-name="Standard">[*] best model saved</text:p>
      <text:p text:style-name="Standard"/>
      <text:p text:style-name="Standard">352it [02:30, <text:s/>2.35it/s]</text:p>
      <text:p text:style-name="Standard">63it [00:21, <text:s/>3.02it/s][Step 63/ Epoch 43] <text:s/>Loss: 0.6514 <text:s/></text:p>
      <text:p text:style-name="Standard">40it [00:04, <text:s/>9.37it/s]</text:p>
      <text:p text:style-name="Standard">acc: 79.884, 10.10it/s]</text:p>
      <text:p text:style-name="Standard">[*] best model saved</text:p>
      <text:p text:style-name="Standard"/>
      <text:p text:style-name="Standard">163it [01:11, <text:s/>1.80it/s][Step 163/ Epoch 43] <text:s/>Loss: 0.6543 <text:s/></text:p>
      <text:p text:style-name="Standard">40it [00:04, <text:s/>9.87it/s]</text:p>
      <text:p text:style-name="Standard">acc: 80.284, 12.02it/s]</text:p>
      <text:p text:style-name="Standard">[*] best model saved</text:p>
      <text:p text:style-name="Standard"/>
      <text:p text:style-name="Standard">263it [01:48, <text:s/>3.04it/s][Step 263/ Epoch 43] <text:s/>Loss: 0.6670 <text:s/></text:p>
      <text:p text:style-name="Standard">40it [00:04, <text:s/>9.34it/s]</text:p>
      <text:p text:style-name="Standard">acc: 80.384, 12.01it/s]</text:p>
      <text:p text:style-name="Standard">[*] best model saved</text:p>
      <text:p text:style-name="Standard"/>
      <text:p text:style-name="Standard">352it [02:22, <text:s/>2.46it/s]</text:p>
      <text:p text:style-name="Standard">11it [00:03, <text:s/>3.00it/s][Step 11/ Epoch 44] <text:s/>Loss: 0.7501 <text:s/></text:p>
      <text:p text:style-name="Standard">40it [00:04, <text:s/>8.94it/s]</text:p>
      <text:p text:style-name="Standard">acc: 80.564, <text:s/>9.52it/s]</text:p>
      <text:p text:style-name="Standard">[*] best model saved</text:p>
      <text:p text:style-name="Standard"/>
      <text:p text:style-name="Standard">111it [00:42, <text:s/>3.00it/s][Step 111/ Epoch 44] <text:s/>Loss: 0.7686 <text:s/></text:p>
      <text:p text:style-name="Standard">40it [00:04, <text:s/>8.20it/s]</text:p>
      <text:p text:style-name="Standard">acc: 80.724, <text:s/>6.30it/s]</text:p>
      <text:p text:style-name="Standard">[*] best model saved</text:p>
      <text:p text:style-name="Standard"/>
      <text:p text:style-name="Standard">211it [01:30, <text:s/>3.05it/s][Step 211/ Epoch 44] <text:s/>Loss: 0.6722 <text:s/></text:p>
      <text:p text:style-name="Standard"><text:soft-page-break/>40it [00:04, <text:s/>9.74it/s]</text:p>
      <text:p text:style-name="Standard">acc: 79.964, 10.28it/s]</text:p>
      <text:p text:style-name="Standard">[*] best model saved</text:p>
      <text:p text:style-name="Standard"/>
      <text:p text:style-name="Standard">311it [02:07, <text:s/>3.04it/s][Step 311/ Epoch 44] <text:s/>Loss: 0.5950 <text:s/></text:p>
      <text:p text:style-name="Standard">40it [00:04, <text:s/>9.56it/s]</text:p>
      <text:p text:style-name="Standard">acc: 81.344, 11.84it/s]</text:p>
      <text:p text:style-name="Standard">[*] best model saved</text:p>
      <text:p text:style-name="Standard"/>
      <text:p text:style-name="Standard">352it [02:26, <text:s/>2.41it/s]</text:p>
      <text:p text:style-name="Standard">59it [00:19, <text:s/>3.01it/s][Step 59/ Epoch 45] <text:s/>Loss: 0.6837 <text:s/></text:p>
      <text:p text:style-name="Standard">40it [00:04, <text:s/>9.18it/s]</text:p>
      <text:p text:style-name="Standard">acc: 80.284, 10.04it/s]</text:p>
      <text:p text:style-name="Standard">[*] best model saved</text:p>
      <text:p text:style-name="Standard"/>
      <text:p text:style-name="Standard">159it [01:10, <text:s/>2.45it/s][Step 159/ Epoch 45] <text:s/>Loss: 0.7306 <text:s/></text:p>
      <text:p text:style-name="Standard">40it [00:04, <text:s/>8.74it/s]</text:p>
      <text:p text:style-name="Standard">acc: 80.464, <text:s/>9.16it/s]</text:p>
      <text:p text:style-name="Standard">[*] best model saved</text:p>
      <text:p text:style-name="Standard"/>
      <text:p text:style-name="Standard">259it [01:53, <text:s/>2.94it/s][Step 259/ Epoch 45] <text:s/>Loss: 0.6837 <text:s/></text:p>
      <text:p text:style-name="Standard">40it [00:06, <text:s/>6.00it/s]</text:p>
      <text:p text:style-name="Standard">acc: 81.286, <text:s/>5.51it/s]</text:p>
      <text:p text:style-name="Standard">[*] best model saved</text:p>
      <text:p text:style-name="Standard"/>
      <text:p text:style-name="Standard">352it [02:34, <text:s/>2.28it/s]</text:p>
      <text:p text:style-name="Standard">7it [00:02, <text:s/>3.11it/s][Step 7/ Epoch 46] <text:s/>Loss: 0.6227 <text:s/></text:p>
      <text:p text:style-name="Standard">40it [00:05, <text:s/>7.35it/s]</text:p>
      <text:p text:style-name="Standard">acc: 81.025, <text:s/>5.49it/s]</text:p>
      <text:p text:style-name="Standard">[*] best model saved</text:p>
      <text:p text:style-name="Standard"/>
      <text:p text:style-name="Standard">107it [00:53, <text:s/>3.06it/s][Step 107/ Epoch 46] <text:s/>Loss: 0.8491 <text:s/></text:p>
      <text:p text:style-name="Standard">40it [00:04, <text:s/>9.05it/s]</text:p>
      <text:p text:style-name="Standard">acc: 80.544, <text:s/>9.54it/s]</text:p>
      <text:p text:style-name="Standard">[*] best model saved</text:p>
      <text:p text:style-name="Standard"/>
      <text:p text:style-name="Standard">207it [01:31, <text:s/>3.11it/s][Step 207/ Epoch 46] <text:s/>Loss: 0.7123 <text:s/></text:p>
      <text:p text:style-name="Standard">40it [00:04, <text:s/>9.71it/s]</text:p>
      <text:p text:style-name="Standard">acc: 80.944, 11.97it/s]</text:p>
      <text:p text:style-name="Standard">[*] best model saved</text:p>
      <text:p text:style-name="Standard"/>
      <text:p text:style-name="Standard">307it [02:08, <text:s/>3.05it/s][Step 307/ Epoch 46] <text:s/>Loss: 0.6258 <text:s/></text:p>
      <text:p text:style-name="Standard">40it [00:04, <text:s/>9.76it/s]</text:p>
      <text:p text:style-name="Standard">acc: 81.624, 10.44it/s]</text:p>
      <text:p text:style-name="Standard">[*] best model saved</text:p>
      <text:p text:style-name="Standard"/>
      <text:p text:style-name="Standard">352it [02:29, <text:s/>2.35it/s]</text:p>
      <text:p text:style-name="Standard">55it [00:32, <text:s/>2.45it/s][Step 55/ Epoch 47] <text:s/>Loss: 0.7519 <text:s/></text:p>
      <text:p text:style-name="Standard">40it [00:04, <text:s/>9.41it/s]</text:p>
      <text:p text:style-name="Standard">acc: 80.664, <text:s/>9.92it/s]</text:p>
      <text:p text:style-name="Standard">[*] best model saved</text:p>
      <text:p text:style-name="Standard"/>
      <text:p text:style-name="Standard"><text:soft-page-break/>155it [01:11, <text:s/>3.05it/s][Step 155/ Epoch 47] <text:s/>Loss: 0.8137 <text:s/></text:p>
      <text:p text:style-name="Standard">40it [00:04, <text:s/>9.82it/s]</text:p>
      <text:p text:style-name="Standard">acc: 79.944, 12.09it/s]</text:p>
      <text:p text:style-name="Standard">[*] best model saved</text:p>
      <text:p text:style-name="Standard"/>
      <text:p text:style-name="Standard">255it [01:48, <text:s/>3.01it/s][Step 255/ Epoch 47] <text:s/>Loss: 0.7187 <text:s/></text:p>
      <text:p text:style-name="Standard">40it [00:04, <text:s/>9.20it/s]</text:p>
      <text:p text:style-name="Standard">acc: 80.824, <text:s/>9.67it/s]</text:p>
      <text:p text:style-name="Standard">[*] best model saved</text:p>
      <text:p text:style-name="Standard"/>
      <text:p text:style-name="Standard">352it [02:25, <text:s/>2.42it/s]</text:p>
      <text:p text:style-name="Standard">3it [00:01, <text:s/>2.09it/s][Step 3/ Epoch 48] <text:s/>Loss: 0.5250 <text:s/></text:p>
      <text:p text:style-name="Standard">40it [00:09, <text:s/>4.40it/s]</text:p>
      <text:p text:style-name="Standard">acc: 81.808, <text:s/>4.54it/s]</text:p>
      <text:p text:style-name="Standard">[*] best model saved</text:p>
      <text:p text:style-name="Standard"/>
      <text:p text:style-name="Standard">103it [00:52, <text:s/>2.78it/s][Step 103/ Epoch 48] <text:s/>Loss: 0.6221 <text:s/></text:p>
      <text:p text:style-name="Standard">40it [00:04, <text:s/>9.11it/s]</text:p>
      <text:p text:style-name="Standard">acc: 81.584, <text:s/>9.57it/s]</text:p>
      <text:p text:style-name="Standard">[*] best model saved</text:p>
      <text:p text:style-name="Standard"/>
      <text:p text:style-name="Standard">203it [01:30, <text:s/>3.08it/s][Step 203/ Epoch 48] <text:s/>Loss: 0.6445 <text:s/></text:p>
      <text:p text:style-name="Standard">40it [00:04, <text:s/>8.94it/s]</text:p>
      <text:p text:style-name="Standard">acc: 81.564, <text:s/>9.41it/s]</text:p>
      <text:p text:style-name="Standard">[*] best model saved</text:p>
      <text:p text:style-name="Standard"/>
      <text:p text:style-name="Standard">303it [02:14, <text:s/>1.42it/s][Step 303/ Epoch 48] <text:s/>Loss: 0.5145 <text:s/></text:p>
      <text:p text:style-name="Standard">40it [00:08, <text:s/>4.96it/s]</text:p>
      <text:p text:style-name="Standard">acc: 81.507, <text:s/>5.17it/s]</text:p>
      <text:p text:style-name="Standard">[*] best model saved</text:p>
      <text:p text:style-name="Standard"/>
      <text:p text:style-name="Standard">352it [02:39, <text:s/>2.20it/s]</text:p>
      <text:p text:style-name="Standard">51it [00:17, <text:s/>3.06it/s][Step 51/ Epoch 49] <text:s/>Loss: 0.6517 <text:s/></text:p>
      <text:p text:style-name="Standard">40it [00:04, <text:s/>9.48it/s]</text:p>
      <text:p text:style-name="Standard">acc: 80.224, 10.18it/s]</text:p>
      <text:p text:style-name="Standard">[*] best model saved</text:p>
      <text:p text:style-name="Standard"/>
      <text:p text:style-name="Standard">151it [00:54, <text:s/>2.99it/s][Step 151/ Epoch 49] <text:s/>Loss: 0.5180 <text:s/></text:p>
      <text:p text:style-name="Standard">40it [00:04, <text:s/>8.97it/s]</text:p>
      <text:p text:style-name="Standard">acc: 82.404, <text:s/>9.40it/s]</text:p>
      <text:p text:style-name="Standard">[*] best model saved</text:p>
      <text:p text:style-name="Standard"/>
      <text:p text:style-name="Standard">251it [01:37, <text:s/>1.30it/s][Step 251/ Epoch 49] <text:s/>Loss: 0.6282 <text:s/></text:p>
      <text:p text:style-name="Standard">40it [00:08, <text:s/>4.65it/s]</text:p>
      <text:p text:style-name="Standard">acc: 81.048, <text:s/>5.10it/s]</text:p>
      <text:p text:style-name="Standard">[*] best model saved</text:p>
      <text:p text:style-name="Standard"/>
      <text:p text:style-name="Standard">351it [02:21, <text:s/>3.06it/s][Step 351/ Epoch 49] <text:s/>Loss: 0.5669 <text:s/></text:p>
      <text:p text:style-name="Standard">40it [00:04, <text:s/>9.83it/s]</text:p>
      <text:p text:style-name="Standard">acc: 81.184, 11.74it/s]</text:p>
      <text:p text:style-name="Standard">[*] best model saved</text:p>
      <text:p text:style-name="Standard"/>
      <text:p text:style-name="Standard"><text:soft-page-break/>352it [02:25, <text:s/>2.42it/s]</text:p>
      <text:p text:style-name="Standard">99it [00:43, <text:s/>2.21it/s][Step 99/ Epoch 50] <text:s/>Loss: 0.6749 <text:s/></text:p>
      <text:p text:style-name="Standard">40it [00:05, <text:s/>7.63it/s]</text:p>
      <text:p text:style-name="Standard">acc: 80.865, <text:s/>6.35it/s]</text:p>
      <text:p text:style-name="Standard">[*] best model saved</text:p>
      <text:p text:style-name="Standard"/>
      <text:p text:style-name="Standard">199it [01:44, <text:s/>2.06it/s][Step 199/ Epoch 50] <text:s/>Loss: 0.4835 <text:s/></text:p>
      <text:p text:style-name="Standard">40it [00:04, <text:s/>9.19it/s]</text:p>
      <text:p text:style-name="Standard">acc: 81.344, <text:s/>9.81it/s]</text:p>
      <text:p text:style-name="Standard">[*] best model saved</text:p>
      <text:p text:style-name="Standard"/>
      <text:p text:style-name="Standard">299it [02:27, <text:s/>3.06it/s][Step 299/ Epoch 50] <text:s/>Loss: 0.6274 <text:s/></text:p>
      <text:p text:style-name="Standard">40it [00:04, <text:s/>9.29it/s]</text:p>
      <text:p text:style-name="Standard">acc: 81.584, <text:s/>9.72it/s]</text:p>
      <text:p text:style-name="Standard">[*] best model saved</text:p>
      <text:p text:style-name="Standard"/>
      <text:p text:style-name="Standard">352it [02:59, <text:s/>1.96it/s]</text:p>
      <text:p text:style-name="Standard">47it [00:21, <text:s/>2.62it/s][Step 47/ Epoch 51] <text:s/>Loss: 0.6503 <text:s/></text:p>
      <text:p text:style-name="Standard">40it [00:05, <text:s/>7.39it/s]</text:p>
      <text:p text:style-name="Standard">acc: 81.865, <text:s/>6.91it/s]</text:p>
      <text:p text:style-name="Standard">[*] best model saved</text:p>
      <text:p text:style-name="Standard"/>
      <text:p text:style-name="Standard">147it [01:10, <text:s/>2.19it/s][Step 147/ Epoch 51] <text:s/>Loss: 0.6972 <text:s/></text:p>
      <text:p text:style-name="Standard">40it [00:04, <text:s/>8.53it/s]</text:p>
      <text:p text:style-name="Standard">acc: 80.884, <text:s/>8.89it/s]</text:p>
      <text:p text:style-name="Standard">[*] best model saved</text:p>
      <text:p text:style-name="Standard"/>
      <text:p text:style-name="Standard">247it [02:10, <text:s/>2.54it/s][Step 247/ Epoch 51] <text:s/>Loss: 0.7379 <text:s/></text:p>
      <text:p text:style-name="Standard">40it [00:04, <text:s/>8.48it/s]</text:p>
      <text:p text:style-name="Standard">acc: 82.284, <text:s/>9.19it/s]</text:p>
      <text:p text:style-name="Standard">[*] best model saved</text:p>
      <text:p text:style-name="Standard"/>
      <text:p text:style-name="Standard">347it [02:57, <text:s/>1.98it/s][Step 347/ Epoch 51] <text:s/>Loss: 0.5547 <text:s/></text:p>
      <text:p text:style-name="Standard">40it [00:09, <text:s/>4.19it/s]</text:p>
      <text:p text:style-name="Standard">acc: 80.849, <text:s/>3.40it/s]</text:p>
      <text:p text:style-name="Standard">[*] best model saved</text:p>
      <text:p text:style-name="Standard"/>
      <text:p text:style-name="Standard">352it [03:12, <text:s/>1.83it/s]</text:p>
      <text:p text:style-name="Standard">95it [00:40, <text:s/>3.02it/s][Step 95/ Epoch 52] <text:s/>Loss: 0.6275 <text:s/></text:p>
      <text:p text:style-name="Standard">40it [00:04, <text:s/>9.57it/s]</text:p>
      <text:p text:style-name="Standard">acc: 82.624, 10.22it/s]</text:p>
      <text:p text:style-name="Standard">[*] best model saved</text:p>
      <text:p text:style-name="Standard"/>
      <text:p text:style-name="Standard">195it [01:17, <text:s/>2.99it/s][Step 195/ Epoch 52] <text:s/>Loss: 0.6770 <text:s/></text:p>
      <text:p text:style-name="Standard">40it [00:04, <text:s/>9.55it/s]</text:p>
      <text:p text:style-name="Standard">acc: 82.264, 10.22it/s]</text:p>
      <text:p text:style-name="Standard">[*] best model saved</text:p>
      <text:p text:style-name="Standard"/>
      <text:p text:style-name="Standard">295it [01:59, <text:s/>1.34it/s][Step 295/ Epoch 52] <text:s/>Loss: 0.5393 <text:s/></text:p>
      <text:p text:style-name="Standard">40it [00:08, <text:s/>4.56it/s]</text:p>
      <text:p text:style-name="Standard">acc: 81.108, <text:s/>5.11it/s]</text:p>
      <text:p text:style-name="Standard">[*] best model saved</text:p>
      <text:p text:style-name="Standard"><text:soft-page-break/></text:p>
      <text:p text:style-name="Standard">352it [02:31, <text:s/>2.32it/s]</text:p>
      <text:p text:style-name="Standard">43it [00:14, <text:s/>2.83it/s][Step 43/ Epoch 53] <text:s/>Loss: 0.5060 <text:s/></text:p>
      <text:p text:style-name="Standard">40it [00:04, <text:s/>9.85it/s]</text:p>
      <text:p text:style-name="Standard">acc: 82.004, 10.47it/s]</text:p>
      <text:p text:style-name="Standard">[*] best model saved</text:p>
      <text:p text:style-name="Standard"/>
      <text:p text:style-name="Standard">143it [00:51, <text:s/>3.05it/s][Step 143/ Epoch 53] <text:s/>Loss: 0.6841 <text:s/></text:p>
      <text:p text:style-name="Standard">40it [00:04, <text:s/>9.00it/s]</text:p>
      <text:p text:style-name="Standard">acc: 81.364, <text:s/>9.52it/s]</text:p>
      <text:p text:style-name="Standard">[*] best model saved</text:p>
      <text:p text:style-name="Standard"/>
      <text:p text:style-name="Standard">243it [01:41, <text:s/>3.07it/s][Step 243/ Epoch 53] <text:s/>Loss: 0.5939 <text:s/></text:p>
      <text:p text:style-name="Standard">40it [00:04, <text:s/>9.81it/s]</text:p>
      <text:p text:style-name="Standard">acc: 82.584, 10.30it/s]</text:p>
      <text:p text:style-name="Standard">[*] best model saved</text:p>
      <text:p text:style-name="Standard"/>
      <text:p text:style-name="Standard">343it [02:18, <text:s/>3.04it/s][Step 343/ Epoch 53] <text:s/>Loss: 0.5498 <text:s/></text:p>
      <text:p text:style-name="Standard">40it [00:04, <text:s/>9.57it/s]</text:p>
      <text:p text:style-name="Standard">acc: 82.324, 12.08it/s]</text:p>
      <text:p text:style-name="Standard">[*] best model saved</text:p>
      <text:p text:style-name="Standard"/>
      <text:p text:style-name="Standard">352it [02:25, <text:s/>2.42it/s]</text:p>
      <text:p text:style-name="Standard">91it [00:43, <text:s/>1.64it/s][Step 91/ Epoch 54] <text:s/>Loss: 0.8057 <text:s/></text:p>
      <text:p text:style-name="Standard">40it [00:05, <text:s/>7.02it/s]</text:p>
      <text:p text:style-name="Standard">acc: 82.545, 10.34it/s]</text:p>
      <text:p text:style-name="Standard">[*] best model saved</text:p>
      <text:p text:style-name="Standard"/>
      <text:p text:style-name="Standard">191it [01:24, <text:s/>3.06it/s][Step 191/ Epoch 54] <text:s/>Loss: 0.6214 <text:s/></text:p>
      <text:p text:style-name="Standard">40it [00:04, <text:s/>8.91it/s]</text:p>
      <text:p text:style-name="Standard">acc: 80.724, <text:s/>9.32it/s]</text:p>
      <text:p text:style-name="Standard">[*] best model saved</text:p>
      <text:p text:style-name="Standard"/>
      <text:p text:style-name="Standard">291it [02:31, <text:s/>1.00it/s][Step 291/ Epoch 54] <text:s/>Loss: 0.6237 <text:s/></text:p>
      <text:p text:style-name="Standard">40it [00:06, <text:s/>6.57it/s]</text:p>
      <text:p text:style-name="Standard">acc: 82.086, <text:s/>9.88it/s]</text:p>
      <text:p text:style-name="Standard">[*] best model saved</text:p>
      <text:p text:style-name="Standard"/>
      <text:p text:style-name="Standard">352it [02:59, <text:s/>1.96it/s]</text:p>
      <text:p text:style-name="Standard">39it [00:14, <text:s/>2.66it/s][Step 39/ Epoch 55] <text:s/>Loss: 0.3870 <text:s/></text:p>
      <text:p text:style-name="Standard">40it [00:04, <text:s/>9.67it/s]</text:p>
      <text:p text:style-name="Standard">acc: 82.264, 10.24it/s]</text:p>
      <text:p text:style-name="Standard">[*] best model saved</text:p>
      <text:p text:style-name="Standard"/>
      <text:p text:style-name="Standard">139it [01:01, <text:s/>1.48it/s][Step 139/ Epoch 55] <text:s/>Loss: 0.8102 <text:s/></text:p>
      <text:p text:style-name="Standard">40it [00:08, <text:s/>4.85it/s]</text:p>
      <text:p text:style-name="Standard">acc: 82.148, <text:s/>6.95it/s]</text:p>
      <text:p text:style-name="Standard">[*] best model saved</text:p>
      <text:p text:style-name="Standard"/>
      <text:p text:style-name="Standard">239it [01:44, <text:s/>2.87it/s][Step 239/ Epoch 55] <text:s/>Loss: 0.4656 <text:s/></text:p>
      <text:p text:style-name="Standard">40it [00:04, <text:s/>9.59it/s]</text:p>
      <text:p text:style-name="Standard">acc: 82.304, 12.04it/s]</text:p>
      <text:p text:style-name="Standard"><text:soft-page-break/>[*] best model saved</text:p>
      <text:p text:style-name="Standard"/>
      <text:p text:style-name="Standard">339it [02:22, <text:s/>3.03it/s][Step 339/ Epoch 55] <text:s/>Loss: 0.4593 <text:s/></text:p>
      <text:p text:style-name="Standard">40it [00:04, <text:s/>9.52it/s]</text:p>
      <text:p text:style-name="Standard">acc: 82.484, 11.95it/s]</text:p>
      <text:p text:style-name="Standard">[*] best model saved</text:p>
      <text:p text:style-name="Standard"/>
      <text:p text:style-name="Standard">352it [02:30, <text:s/>2.33it/s]</text:p>
      <text:p text:style-name="Standard">87it [00:42, <text:s/>2.82it/s][Step 87/ Epoch 56] <text:s/>Loss: 0.4548 <text:s/></text:p>
      <text:p text:style-name="Standard">40it [00:04, <text:s/>9.65it/s]</text:p>
      <text:p text:style-name="Standard">acc: 82.344, 12.25it/s]</text:p>
      <text:p text:style-name="Standard">[*] best model saved</text:p>
      <text:p text:style-name="Standard"/>
      <text:p text:style-name="Standard">187it [01:19, <text:s/>3.00it/s][Step 187/ Epoch 56] <text:s/>Loss: 0.6028 <text:s/></text:p>
      <text:p text:style-name="Standard">40it [00:04, <text:s/>9.27it/s]</text:p>
      <text:p text:style-name="Standard">acc: 82.264, 11.59it/s]</text:p>
      <text:p text:style-name="Standard">[*] best model saved</text:p>
      <text:p text:style-name="Standard"/>
      <text:p text:style-name="Standard">287it [02:12, <text:s/>1.55it/s][Step 287/ Epoch 56] <text:s/>Loss: 0.7311 <text:s/></text:p>
      <text:p text:style-name="Standard">40it [00:04, <text:s/>8.23it/s]</text:p>
      <text:p text:style-name="Standard">acc: 82.724, <text:s/>9.98it/s]</text:p>
      <text:p text:style-name="Standard">[*] best model saved</text:p>
      <text:p text:style-name="Standard"/>
      <text:p text:style-name="Standard">352it [02:39, <text:s/>2.21it/s]</text:p>
      <text:p text:style-name="Standard">35it [00:14, <text:s/>2.30it/s][Step 35/ Epoch 57] <text:s/>Loss: 0.5471 <text:s/></text:p>
      <text:p text:style-name="Standard">40it [00:04, <text:s/>8.61it/s]</text:p>
      <text:p text:style-name="Standard">acc: 82.744, <text:s/>7.87it/s]</text:p>
      <text:p text:style-name="Standard">[*] best model saved</text:p>
      <text:p text:style-name="Standard"/>
      <text:p text:style-name="Standard">135it [01:15, <text:s/>2.01it/s][Step 135/ Epoch 57] <text:s/>Loss: 0.4726 <text:s/></text:p>
      <text:p text:style-name="Standard">40it [00:04, <text:s/>9.42it/s]</text:p>
      <text:p text:style-name="Standard">acc: 81.704, 11.27it/s]</text:p>
      <text:p text:style-name="Standard">[*] best model saved</text:p>
      <text:p text:style-name="Standard"/>
      <text:p text:style-name="Standard">235it [01:58, <text:s/>1.98it/s][Step 235/ Epoch 57] <text:s/>Loss: 0.7625 <text:s/></text:p>
      <text:p text:style-name="Standard">40it [00:05, <text:s/>7.39it/s]</text:p>
      <text:p text:style-name="Standard">acc: 82.265, <text:s/>8.91it/s]</text:p>
      <text:p text:style-name="Standard">[*] best model saved</text:p>
      <text:p text:style-name="Standard"/>
      <text:p text:style-name="Standard">335it [03:05, <text:s/>2.06it/s][Step 335/ Epoch 57] <text:s/>Loss: 0.7130 <text:s/></text:p>
      <text:p text:style-name="Standard">40it [00:04, <text:s/>8.31it/s]</text:p>
      <text:p text:style-name="Standard">acc: 81.564, <text:s/>9.73it/s]</text:p>
      <text:p text:style-name="Standard">[*] best model saved</text:p>
      <text:p text:style-name="Standard"/>
      <text:p text:style-name="Standard">352it [03:18, <text:s/>1.78it/s]</text:p>
      <text:p text:style-name="Standard">83it [00:34, <text:s/>3.02it/s][Step 83/ Epoch 58] <text:s/>Loss: 0.5673 <text:s/></text:p>
      <text:p text:style-name="Standard">40it [00:04, <text:s/>9.29it/s]</text:p>
      <text:p text:style-name="Standard">acc: 82.444, 11.96it/s]</text:p>
      <text:p text:style-name="Standard">[*] best model saved</text:p>
      <text:p text:style-name="Standard"/>
      <text:p text:style-name="Standard">183it [01:30, <text:s/>2.58it/s][Step 183/ Epoch 58] <text:s/>Loss: 0.5631 <text:s/></text:p>
      <text:p text:style-name="Standard">40it [00:04, <text:s/>9.99it/s]</text:p>
      <text:p text:style-name="Standard"><text:soft-page-break/>acc: 82.163, 10.48it/s]</text:p>
      <text:p text:style-name="Standard">[*] best model saved</text:p>
      <text:p text:style-name="Standard"/>
      <text:p text:style-name="Standard">283it [02:24, <text:s/>2.88it/s][Step 283/ Epoch 58] <text:s/>Loss: 0.4731 <text:s/></text:p>
      <text:p text:style-name="Standard">40it [00:04, <text:s/>9.72it/s]</text:p>
      <text:p text:style-name="Standard">acc: 82.564, 10.19it/s]</text:p>
      <text:p text:style-name="Standard">[*] best model saved</text:p>
      <text:p text:style-name="Standard"/>
      <text:p text:style-name="Standard">352it [03:07, <text:s/>1.88it/s]</text:p>
      <text:p text:style-name="Standard">31it [00:14, <text:s/>1.83it/s][Step 31/ Epoch 59] <text:s/>Loss: 0.5389 <text:s/></text:p>
      <text:p text:style-name="Standard">40it [00:04, <text:s/>8.12it/s]</text:p>
      <text:p text:style-name="Standard">acc: 82.624, <text:s/>7.49it/s]</text:p>
      <text:p text:style-name="Standard">[*] best model saved</text:p>
      <text:p text:style-name="Standard"/>
      <text:p text:style-name="Standard">131it [00:59, <text:s/>1.82it/s][Step 131/ Epoch 59] <text:s/>Loss: 0.7142 <text:s/></text:p>
      <text:p text:style-name="Standard">40it [00:06, <text:s/>6.39it/s]</text:p>
      <text:p text:style-name="Standard">acc: 82.786, <text:s/>6.84it/s]</text:p>
      <text:p text:style-name="Standard">[*] best model saved</text:p>
      <text:p text:style-name="Standard"/>
      <text:p text:style-name="Standard">231it [02:08, <text:s/>2.42it/s][Step 231/ Epoch 59] <text:s/>Loss: 0.4852 <text:s/></text:p>
      <text:p text:style-name="Standard">40it [00:04, <text:s/>8.09it/s]</text:p>
      <text:p text:style-name="Standard">acc: 82.824, <text:s/>8.38it/s]</text:p>
      <text:p text:style-name="Standard">[*] best model saved</text:p>
      <text:p text:style-name="Standard"/>
      <text:p text:style-name="Standard">331it [03:13, <text:s/>2.03it/s][Step 331/ Epoch 59] <text:s/>Loss: 0.4867 <text:s/></text:p>
      <text:p text:style-name="Standard">40it [00:05, <text:s/>7.88it/s]</text:p>
      <text:p text:style-name="Standard">acc: 83.445, <text:s/>7.95it/s]</text:p>
      <text:p text:style-name="Standard">[*] best model saved</text:p>
      <text:p text:style-name="Standard"/>
      <text:p text:style-name="Standard">352it [03:28, <text:s/>1.69it/s]</text:p>
      <text:p text:style-name="Standard">79it [00:38, <text:s/>1.98it/s][Step 79/ Epoch 60] <text:s/>Loss: 0.7026 <text:s/></text:p>
      <text:p text:style-name="Standard">40it [00:07, <text:s/>5.08it/s]</text:p>
      <text:p text:style-name="Standard">acc: 82.707, <text:s/>3.41it/s]</text:p>
      <text:p text:style-name="Standard">[*] best model saved</text:p>
      <text:p text:style-name="Standard"/>
      <text:p text:style-name="Standard">179it [01:44, <text:s/>1.92it/s][Step 179/ Epoch 60] <text:s/>Loss: 0.4013 <text:s/></text:p>
      <text:p text:style-name="Standard">40it [00:06, <text:s/>6.43it/s]</text:p>
      <text:p text:style-name="Standard">acc: 82.246, <text:s/>5.98it/s]</text:p>
      <text:p text:style-name="Standard">[*] best model saved</text:p>
      <text:p text:style-name="Standard"/>
      <text:p text:style-name="Standard">279it [02:51, <text:s/>2.16it/s][Step 279/ Epoch 60] <text:s/>Loss: 0.6122 <text:s/></text:p>
      <text:p text:style-name="Standard">40it [00:04, <text:s/>8.02it/s]</text:p>
      <text:p text:style-name="Standard">acc: 82.744, <text:s/>8.37it/s]</text:p>
      <text:p text:style-name="Standard">[*] best model saved</text:p>
      <text:p text:style-name="Standard"/>
      <text:p text:style-name="Standard">352it [03:27, <text:s/>1.69it/s]</text:p>
      <text:p text:style-name="Standard">27it [00:09, <text:s/>3.02it/s][Step 27/ Epoch 61] <text:s/>Loss: 0.5349 <text:s/></text:p>
      <text:p text:style-name="Standard">40it [00:04, <text:s/>9.71it/s]</text:p>
      <text:p text:style-name="Standard">acc: 82.844, 10.20it/s]</text:p>
      <text:p text:style-name="Standard">[*] best model saved</text:p>
      <text:p text:style-name="Standard"/>
      <text:p text:style-name="Standard">127it [01:05, <text:s/>2.51it/s][Step 127/ Epoch 61] <text:s/>Loss: 0.4230 <text:s/></text:p>
      <text:p text:style-name="Standard"><text:soft-page-break/>40it [00:04, <text:s/>8.59it/s]</text:p>
      <text:p text:style-name="Standard">acc: 82.324, <text:s/>9.44it/s]</text:p>
      <text:p text:style-name="Standard">[*] best model saved</text:p>
      <text:p text:style-name="Standard"/>
      <text:p text:style-name="Standard">227it [01:59, <text:s/>1.05it/s][Step 227/ Epoch 61] <text:s/>Loss: 0.4857 <text:s/></text:p>
      <text:p text:style-name="Standard">40it [00:11, <text:s/>3.58it/s]</text:p>
      <text:p text:style-name="Standard">acc: 82.641, <text:s/>3.36it/s]</text:p>
      <text:p text:style-name="Standard">[*] best model saved</text:p>
      <text:p text:style-name="Standard"/>
      <text:p text:style-name="Standard">327it [02:57, <text:s/>2.36it/s][Step 327/ Epoch 61] <text:s/>Loss: 0.5605 <text:s/></text:p>
      <text:p text:style-name="Standard">40it [00:05, <text:s/>7.91it/s]</text:p>
      <text:p text:style-name="Standard">acc: 82.585, <text:s/>9.85it/s]</text:p>
      <text:p text:style-name="Standard">[*] best model saved</text:p>
      <text:p text:style-name="Standard"/>
      <text:p text:style-name="Standard">352it [03:13, <text:s/>1.82it/s]</text:p>
      <text:p text:style-name="Standard">75it [00:47, <text:s/>2.28it/s][Step 75/ Epoch 62] <text:s/>Loss: 0.4510 <text:s/></text:p>
      <text:p text:style-name="Standard">40it [00:04, <text:s/>8.10it/s]</text:p>
      <text:p text:style-name="Standard">acc: 82.424, <text:s/>9.26it/s]</text:p>
      <text:p text:style-name="Standard">[*] best model saved</text:p>
      <text:p text:style-name="Standard"/>
      <text:p text:style-name="Standard">175it [01:35, <text:s/>2.34it/s][Step 175/ Epoch 62] <text:s/>Loss: 0.8336 <text:s/></text:p>
      <text:p text:style-name="Standard">40it [00:10, <text:s/>3.82it/s]</text:p>
      <text:p text:style-name="Standard">acc: 82.640, <text:s/>3.73it/s]</text:p>
      <text:p text:style-name="Standard">[*] best model saved</text:p>
      <text:p text:style-name="Standard"/>
      <text:p text:style-name="Standard">275it [02:37, <text:s/>2.30it/s][Step 275/ Epoch 62] <text:s/>Loss: 0.6041 <text:s/></text:p>
      <text:p text:style-name="Standard">40it [00:04, <text:s/>8.07it/s]</text:p>
      <text:p text:style-name="Standard">acc: 82.864, 10.63it/s]</text:p>
      <text:p text:style-name="Standard">[*] best model saved</text:p>
      <text:p text:style-name="Standard"/>
      <text:p text:style-name="Standard">352it [03:29, <text:s/>1.68it/s]</text:p>
      <text:p text:style-name="Standard">23it [00:12, <text:s/>2.64it/s][Step 23/ Epoch 63] <text:s/>Loss: 0.4681 <text:s/></text:p>
      <text:p text:style-name="Standard">40it [00:04, <text:s/>8.07it/s]</text:p>
      <text:p text:style-name="Standard">acc: 82.704, <text:s/>9.10it/s]</text:p>
      <text:p text:style-name="Standard">[*] best model saved</text:p>
      <text:p text:style-name="Standard"/>
      <text:p text:style-name="Standard">123it [01:01, <text:s/>1.50it/s][Step 123/ Epoch 63] <text:s/>Loss: 0.4324 <text:s/></text:p>
      <text:p text:style-name="Standard">40it [00:10, <text:s/>3.93it/s]</text:p>
      <text:p text:style-name="Standard">acc: 83.280, <text:s/>4.29it/s]</text:p>
      <text:p text:style-name="Standard">[*] best model saved</text:p>
      <text:p text:style-name="Standard"/>
      <text:p text:style-name="Standard">223it [01:56, <text:s/>2.41it/s][Step 223/ Epoch 63] <text:s/>Loss: 0.5575 <text:s/></text:p>
      <text:p text:style-name="Standard">40it [00:04, <text:s/>8.88it/s]</text:p>
      <text:p text:style-name="Standard">acc: 83.544, <text:s/>9.54it/s]</text:p>
      <text:p text:style-name="Standard">[*] best model saved</text:p>
      <text:p text:style-name="Standard"/>
      <text:p text:style-name="Standard">323it [03:02, <text:s/>2.10it/s][Step 323/ Epoch 63] <text:s/>Loss: 0.5760 <text:s/></text:p>
      <text:p text:style-name="Standard">40it [00:06, <text:s/>6.60it/s]</text:p>
      <text:p text:style-name="Standard">acc: 83.266, <text:s/>5.66it/s]</text:p>
      <text:p text:style-name="Standard">[*] best model saved</text:p>
      <text:p text:style-name="Standard"/>
      <text:p text:style-name="Standard">352it [03:23, <text:s/>1.73it/s]</text:p>
      <text:p text:style-name="Standard"><text:soft-page-break/>71it [00:43, <text:s/>1.46s/it][Step 71/ Epoch 64] <text:s/>Loss: 0.5276 <text:s/></text:p>
      <text:p text:style-name="Standard">40it [00:13, <text:s/>2.99it/s]</text:p>
      <text:p text:style-name="Standard">acc: 82.413, <text:s/>3.05it/s]</text:p>
      <text:p text:style-name="Standard">[*] best model saved</text:p>
      <text:p text:style-name="Standard"/>
      <text:p text:style-name="Standard">171it [01:43, <text:s/>2.17it/s][Step 171/ Epoch 64] <text:s/>Loss: 0.3809 <text:s/></text:p>
      <text:p text:style-name="Standard">40it [00:05, <text:s/>7.44it/s]</text:p>
      <text:p text:style-name="Standard">acc: 82.285, <text:s/>8.58it/s]</text:p>
      <text:p text:style-name="Standard">[*] best model saved</text:p>
      <text:p text:style-name="Standard"/>
      <text:p text:style-name="Standard">271it [02:56, <text:s/>1.84it/s][Step 271/ Epoch 64] <text:s/>Loss: 0.4772 <text:s/></text:p>
      <text:p text:style-name="Standard">40it [00:05, <text:s/>7.70it/s]</text:p>
      <text:p text:style-name="Standard">acc: 83.025, 10.13it/s]</text:p>
      <text:p text:style-name="Standard">[*] best model saved</text:p>
      <text:p text:style-name="Standard"/>
      <text:p text:style-name="Standard">352it [03:40, <text:s/>1.60it/s]</text:p>
      <text:p text:style-name="Standard">19it [00:10, <text:s/>2.70it/s][Step 19/ Epoch 65] <text:s/>Loss: 0.5750 <text:s/></text:p>
      <text:p text:style-name="Standard">40it [00:03, 10.04it/s]</text:p>
      <text:p text:style-name="Standard">acc: 83.803, 10.45it/s]</text:p>
      <text:p text:style-name="Standard">[*] best model saved</text:p>
      <text:p text:style-name="Standard"/>
      <text:p text:style-name="Standard">119it [00:47, <text:s/>3.03it/s][Step 119/ Epoch 65] <text:s/>Loss: 0.6803 <text:s/></text:p>
      <text:p text:style-name="Standard">40it [00:04, <text:s/>9.72it/s]</text:p>
      <text:p text:style-name="Standard">acc: 83.124, 10.41it/s]</text:p>
      <text:p text:style-name="Standard">[*] best model saved</text:p>
      <text:p text:style-name="Standard"/>
      <text:p text:style-name="Standard">219it [01:55, <text:s/>2.14it/s][Step 219/ Epoch 65] <text:s/>Loss: 0.5692 <text:s/></text:p>
      <text:p text:style-name="Standard">40it [00:05, <text:s/>7.86it/s]</text:p>
      <text:p text:style-name="Standard">acc: 82.545, <text:s/>9.48it/s]</text:p>
      <text:p text:style-name="Standard">[*] best model saved</text:p>
      <text:p text:style-name="Standard"/>
      <text:p text:style-name="Standard">319it [03:03, <text:s/>1.01it/s][Step 319/ Epoch 65] <text:s/>Loss: 0.5607 <text:s/></text:p>
      <text:p text:style-name="Standard">40it [00:06, <text:s/>5.76it/s]</text:p>
      <text:p text:style-name="Standard">acc: 83.106, <text:s/>9.78it/s]</text:p>
      <text:p text:style-name="Standard">[*] best model saved</text:p>
      <text:p text:style-name="Standard"/>
      <text:p text:style-name="Standard">352it [03:25, <text:s/>1.71it/s]</text:p>
      <text:p text:style-name="Standard">67it [00:33, <text:s/>1.75it/s][Step 67/ Epoch 66] <text:s/>Loss: 0.4613 <text:s/></text:p>
      <text:p text:style-name="Standard">40it [00:20, <text:s/>1.98it/s]</text:p>
      <text:p text:style-name="Standard">acc: 83.120, <text:s/>2.62it/s]</text:p>
      <text:p text:style-name="Standard">[*] best model saved</text:p>
      <text:p text:style-name="Standard"/>
      <text:p text:style-name="Standard">167it [01:33, <text:s/>2.74it/s][Step 167/ Epoch 66] <text:s/>Loss: 0.3742 <text:s/></text:p>
      <text:p text:style-name="Standard">40it [00:04, <text:s/>9.63it/s]</text:p>
      <text:p text:style-name="Standard">acc: 82.784, 10.23it/s]</text:p>
      <text:p text:style-name="Standard">[*] best model saved</text:p>
      <text:p text:style-name="Standard"/>
      <text:p text:style-name="Standard">267it [02:16, <text:s/>1.39it/s][Step 267/ Epoch 66] <text:s/>Loss: 0.5377 <text:s/></text:p>
      <text:p text:style-name="Standard">40it [00:08, <text:s/>4.79it/s]</text:p>
      <text:p text:style-name="Standard">acc: 83.308, <text:s/>5.32it/s]</text:p>
      <text:p text:style-name="Standard">[*] best model saved</text:p>
      <text:p text:style-name="Standard"/>
      <text:p text:style-name="Standard"><text:soft-page-break/>352it [02:56, <text:s/>1.99it/s]</text:p>
      <text:p text:style-name="Standard">15it [00:05, <text:s/>3.08it/s][Step 15/ Epoch 67] <text:s/>Loss: 0.5406 <text:s/></text:p>
      <text:p text:style-name="Standard">40it [00:04, <text:s/>9.87it/s]</text:p>
      <text:p text:style-name="Standard">acc: 83.344, 10.48it/s]</text:p>
      <text:p text:style-name="Standard">[*] best model saved</text:p>
      <text:p text:style-name="Standard"/>
      <text:p text:style-name="Standard">115it [00:43, <text:s/>2.39it/s][Step 115/ Epoch 67] <text:s/>Loss: 0.4872 <text:s/></text:p>
      <text:p text:style-name="Standard">40it [00:09, <text:s/>4.09it/s]</text:p>
      <text:p text:style-name="Standard">acc: 83.689, <text:s/>4.27it/s]</text:p>
      <text:p text:style-name="Standard">[*] best model saved</text:p>
      <text:p text:style-name="Standard"/>
      <text:p text:style-name="Standard">215it [01:34, <text:s/>3.05it/s][Step 215/ Epoch 67] <text:s/>Loss: 0.5323 <text:s/></text:p>
      <text:p text:style-name="Standard">40it [00:04, <text:s/>9.00it/s]</text:p>
      <text:p text:style-name="Standard">acc: 82.864, <text:s/>9.48it/s]</text:p>
      <text:p text:style-name="Standard">[*] best model saved</text:p>
      <text:p text:style-name="Standard"/>
      <text:p text:style-name="Standard">315it [02:12, <text:s/>3.03it/s][Step 315/ Epoch 67] <text:s/>Loss: 0.5866 <text:s/></text:p>
      <text:p text:style-name="Standard">40it [00:04, <text:s/>8.87it/s]</text:p>
      <text:p text:style-name="Standard">acc: 83.304, <text:s/>9.28it/s]</text:p>
      <text:p text:style-name="Standard">[*] best model saved</text:p>
      <text:p text:style-name="Standard"/>
      <text:p text:style-name="Standard">352it [02:37, <text:s/>2.24it/s]</text:p>
      <text:p text:style-name="Standard">63it [00:27, <text:s/>3.03it/s][Step 63/ Epoch 68] <text:s/>Loss: 0.5159 <text:s/></text:p>
      <text:p text:style-name="Standard">40it [00:04, <text:s/>9.01it/s]</text:p>
      <text:p text:style-name="Standard">acc: 83.544, <text:s/>9.71it/s]</text:p>
      <text:p text:style-name="Standard">[*] best model saved</text:p>
      <text:p text:style-name="Standard"/>
      <text:p text:style-name="Standard">163it [01:06, <text:s/>2.98it/s][Step 163/ Epoch 68] <text:s/>Loss: 0.3973 <text:s/></text:p>
      <text:p text:style-name="Standard">40it [00:04, <text:s/>9.60it/s]</text:p>
      <text:p text:style-name="Standard">acc: 83.424, 11.96it/s]</text:p>
      <text:p text:style-name="Standard">[*] best model saved</text:p>
      <text:p text:style-name="Standard"/>
      <text:p text:style-name="Standard">263it [01:58, <text:s/>3.12it/s][Step 263/ Epoch 68] <text:s/>Loss: 0.5915 <text:s/></text:p>
      <text:p text:style-name="Standard">40it [00:03, 10.11it/s]</text:p>
      <text:p text:style-name="Standard">acc: 83.103, 12.04it/s]</text:p>
      <text:p text:style-name="Standard">[*] best model saved</text:p>
      <text:p text:style-name="Standard"/>
      <text:p text:style-name="Standard">352it [02:33, <text:s/>2.29it/s]</text:p>
      <text:p text:style-name="Standard">11it [00:03, <text:s/>2.98it/s][Step 11/ Epoch 69] <text:s/>Loss: 0.3776 <text:s/></text:p>
      <text:p text:style-name="Standard">40it [00:04, <text:s/>9.01it/s]</text:p>
      <text:p text:style-name="Standard">acc: 82.744, <text:s/>9.51it/s]</text:p>
      <text:p text:style-name="Standard">[*] best model saved</text:p>
      <text:p text:style-name="Standard"/>
      <text:p text:style-name="Standard">111it [00:46, <text:s/>1.37it/s][Step 111/ Epoch 69] <text:s/>Loss: 0.5028 <text:s/></text:p>
      <text:p text:style-name="Standard">40it [00:09, <text:s/>4.24it/s]</text:p>
      <text:p text:style-name="Standard">acc: 83.049, <text:s/>4.70it/s]</text:p>
      <text:p text:style-name="Standard">[*] best model saved</text:p>
      <text:p text:style-name="Standard"/>
      <text:p text:style-name="Standard">211it [01:35, <text:s/>2.83it/s][Step 211/ Epoch 69] <text:s/>Loss: 0.5208 <text:s/></text:p>
      <text:p text:style-name="Standard">40it [00:04, <text:s/>8.91it/s]</text:p>
      <text:p text:style-name="Standard">acc: 83.864, <text:s/>9.52it/s]</text:p>
      <text:p text:style-name="Standard">[*] best model saved</text:p>
      <text:p text:style-name="Standard"><text:soft-page-break/></text:p>
      <text:p text:style-name="Standard">311it [02:15, <text:s/>2.24it/s][Step 311/ Epoch 69] <text:s/>Loss: 0.4931 <text:s/></text:p>
      <text:p text:style-name="Standard">40it [00:04, <text:s/>9.58it/s]</text:p>
      <text:p text:style-name="Standard">acc: 83.484, <text:s/>9.89it/s]</text:p>
      <text:p text:style-name="Standard">[*] best model saved</text:p>
      <text:p text:style-name="Standard"/>
      <text:p text:style-name="Standard">352it [02:40, <text:s/>2.19it/s]</text:p>
      <text:p text:style-name="Standard">59it [00:26, <text:s/>2.98it/s][Step 59/ Epoch 70] <text:s/>Loss: 0.3934 <text:s/></text:p>
      <text:p text:style-name="Standard">40it [00:04, <text:s/>9.04it/s]</text:p>
      <text:p text:style-name="Standard">acc: 83.164, <text:s/>9.48it/s]</text:p>
      <text:p text:style-name="Standard">[*] best model saved</text:p>
      <text:p text:style-name="Standard"/>
      <text:p text:style-name="Standard">159it [01:05, <text:s/>3.01it/s][Step 159/ Epoch 70] <text:s/>Loss: 0.4908 <text:s/></text:p>
      <text:p text:style-name="Standard">40it [00:04, <text:s/>9.45it/s]</text:p>
      <text:p text:style-name="Standard">acc: 83.124, 10.12it/s]</text:p>
      <text:p text:style-name="Standard">[*] best model saved</text:p>
      <text:p text:style-name="Standard"/>
      <text:p text:style-name="Standard">259it [02:00, <text:s/>2.10it/s][Step 259/ Epoch 70] <text:s/>Loss: 0.4932 <text:s/></text:p>
      <text:p text:style-name="Standard">40it [00:04, <text:s/>8.96it/s]</text:p>
      <text:p text:style-name="Standard">acc: 82.724, <text:s/>9.01it/s]</text:p>
      <text:p text:style-name="Standard">[*] best model saved</text:p>
      <text:p text:style-name="Standard"/>
      <text:p text:style-name="Standard">352it [02:38, <text:s/>2.22it/s]</text:p>
      <text:p text:style-name="Standard">7it [00:02, <text:s/>3.07it/s][Step 7/ Epoch 71] <text:s/>Loss: 0.3986 <text:s/></text:p>
      <text:p text:style-name="Standard">40it [00:04, <text:s/>9.20it/s]</text:p>
      <text:p text:style-name="Standard">acc: 84.144, <text:s/>9.86it/s]</text:p>
      <text:p text:style-name="Standard">[*] best model saved</text:p>
      <text:p text:style-name="Standard"/>
      <text:p text:style-name="Standard">107it [00:54, <text:s/>3.13it/s][Step 107/ Epoch 71] <text:s/>Loss: 0.5066 <text:s/></text:p>
      <text:p text:style-name="Standard">40it [00:03, 10.06it/s]</text:p>
      <text:p text:style-name="Standard">acc: 83.783, 12.11it/s]</text:p>
      <text:p text:style-name="Standard">[*] best model saved</text:p>
      <text:p text:style-name="Standard"/>
      <text:p text:style-name="Standard">207it [01:32, <text:s/>3.05it/s][Step 207/ Epoch 71] <text:s/>Loss: 0.4036 <text:s/></text:p>
      <text:p text:style-name="Standard">40it [00:04, <text:s/>9.58it/s]</text:p>
      <text:p text:style-name="Standard">acc: 83.504, 10.17it/s]</text:p>
      <text:p text:style-name="Standard">[*] best model saved</text:p>
      <text:p text:style-name="Standard"/>
      <text:p text:style-name="Standard">307it [02:13, <text:s/>2.14it/s][Step 307/ Epoch 71] <text:s/>Loss: 0.4916 <text:s/></text:p>
      <text:p text:style-name="Standard">40it [00:09, <text:s/>4.27it/s]</text:p>
      <text:p text:style-name="Standard">acc: 84.109, <text:s/>4.63it/s]</text:p>
      <text:p text:style-name="Standard">[*] best model saved</text:p>
      <text:p text:style-name="Standard"/>
      <text:p text:style-name="Standard">352it [02:46, <text:s/>2.12it/s]</text:p>
      <text:p text:style-name="Standard">55it [00:19, <text:s/>2.95it/s][Step 55/ Epoch 72] <text:s/>Loss: 0.4297 <text:s/></text:p>
      <text:p text:style-name="Standard">40it [00:04, <text:s/>9.49it/s]</text:p>
      <text:p text:style-name="Standard">acc: 83.844, <text:s/>9.96it/s]</text:p>
      <text:p text:style-name="Standard">[*] best model saved</text:p>
      <text:p text:style-name="Standard"/>
      <text:p text:style-name="Standard">155it [00:57, <text:s/>2.98it/s][Step 155/ Epoch 72] <text:s/>Loss: 0.5512 <text:s/></text:p>
      <text:p text:style-name="Standard">40it [00:04, <text:s/>9.01it/s]</text:p>
      <text:p text:style-name="Standard">acc: 83.084, <text:s/>9.51it/s]</text:p>
      <text:p text:style-name="Standard"><text:soft-page-break/>[*] best model saved</text:p>
      <text:p text:style-name="Standard"/>
      <text:p text:style-name="Standard">255it [01:48, <text:s/>3.04it/s][Step 255/ Epoch 72] <text:s/>Loss: 0.4681 <text:s/></text:p>
      <text:p text:style-name="Standard">40it [00:04, <text:s/>9.01it/s]</text:p>
      <text:p text:style-name="Standard">acc: 83.804, <text:s/>9.57it/s]</text:p>
      <text:p text:style-name="Standard">[*] best model saved</text:p>
      <text:p text:style-name="Standard"/>
      <text:p text:style-name="Standard">352it [02:25, <text:s/>2.42it/s]</text:p>
      <text:p text:style-name="Standard">3it [00:01, <text:s/>2.05it/s][Step 3/ Epoch 73] <text:s/>Loss: 0.4569 <text:s/></text:p>
      <text:p text:style-name="Standard">40it [00:04, <text:s/>9.52it/s]</text:p>
      <text:p text:style-name="Standard">acc: 83.404, 12.21it/s]</text:p>
      <text:p text:style-name="Standard">[*] best model saved</text:p>
      <text:p text:style-name="Standard"/>
      <text:p text:style-name="Standard">103it [00:49, <text:s/>1.54it/s][Step 103/ Epoch 73] <text:s/>Loss: 0.4225 <text:s/></text:p>
      <text:p text:style-name="Standard">40it [00:06, <text:s/>6.29it/s]</text:p>
      <text:p text:style-name="Standard">acc: 83.826, <text:s/>9.06it/s]</text:p>
      <text:p text:style-name="Standard">[*] best model saved</text:p>
      <text:p text:style-name="Standard"/>
      <text:p text:style-name="Standard">203it [01:30, <text:s/>2.96it/s][Step 203/ Epoch 73] <text:s/>Loss: 0.3148 <text:s/></text:p>
      <text:p text:style-name="Standard">40it [00:04, <text:s/>9.12it/s]</text:p>
      <text:p text:style-name="Standard">acc: 84.304, <text:s/>9.59it/s]</text:p>
      <text:p text:style-name="Standard">[*] best model saved</text:p>
      <text:p text:style-name="Standard"/>
      <text:p text:style-name="Standard">303it [02:17, <text:s/>1.28it/s][Step 303/ Epoch 73] <text:s/>Loss: 0.5199 <text:s/></text:p>
      <text:p text:style-name="Standard">40it [00:08, <text:s/>4.72it/s]</text:p>
      <text:p text:style-name="Standard">acc: 84.088, <text:s/>5.16it/s]</text:p>
      <text:p text:style-name="Standard">[*] best model saved</text:p>
      <text:p text:style-name="Standard"/>
      <text:p text:style-name="Standard">352it [02:44, <text:s/>2.15it/s]</text:p>
      <text:p text:style-name="Standard">51it [00:17, <text:s/>2.99it/s][Step 51/ Epoch 74] <text:s/>Loss: 0.3186 <text:s/></text:p>
      <text:p text:style-name="Standard">40it [00:04, <text:s/>8.99it/s]</text:p>
      <text:p text:style-name="Standard">acc: 83.544, <text:s/>9.50it/s]</text:p>
      <text:p text:style-name="Standard">[*] best model saved</text:p>
      <text:p text:style-name="Standard"/>
      <text:p text:style-name="Standard">151it [00:54, <text:s/>3.10it/s][Step 151/ Epoch 74] <text:s/>Loss: 0.4293 <text:s/></text:p>
      <text:p text:style-name="Standard">40it [00:04, <text:s/>9.76it/s]</text:p>
      <text:p text:style-name="Standard">acc: 83.784, 10.33it/s]</text:p>
      <text:p text:style-name="Standard">[*] best model saved</text:p>
      <text:p text:style-name="Standard"/>
      <text:p text:style-name="Standard">251it [01:44, <text:s/>2.76it/s][Step 251/ Epoch 74] <text:s/>Loss: 0.3456 <text:s/></text:p>
      <text:p text:style-name="Standard">40it [00:03, 10.12it/s]</text:p>
      <text:p text:style-name="Standard">acc: 84.363, 10.52it/s]</text:p>
      <text:p text:style-name="Standard">[*] best model saved</text:p>
      <text:p text:style-name="Standard"/>
      <text:p text:style-name="Standard">351it [02:21, <text:s/>3.04it/s][Step 351/ Epoch 74] <text:s/>Loss: 0.5339 <text:s/></text:p>
      <text:p text:style-name="Standard">40it [00:04, <text:s/>9.03it/s]</text:p>
      <text:p text:style-name="Standard">acc: 83.024, <text:s/>9.56it/s]</text:p>
      <text:p text:style-name="Standard">[*] best model saved</text:p>
      <text:p text:style-name="Standard"/>
      <text:p text:style-name="Standard">352it [02:26, <text:s/>2.40it/s]</text:p>
      <text:p text:style-name="Standard">99it [00:32, <text:s/>2.98it/s][Step 99/ Epoch 75] <text:s/>Loss: 0.4918 <text:s/></text:p>
      <text:p text:style-name="Standard">40it [00:04, <text:s/>9.47it/s]</text:p>
      <text:p text:style-name="Standard"><text:soft-page-break/>acc: 84.244, 10.21it/s]</text:p>
      <text:p text:style-name="Standard">[*] best model saved</text:p>
      <text:p text:style-name="Standard"/>
      <text:p text:style-name="Standard">199it [01:22, <text:s/>3.15it/s][Step 199/ Epoch 75] <text:s/>Loss: 0.4272 <text:s/></text:p>
      <text:p text:style-name="Standard">40it [00:04, <text:s/>9.87it/s]</text:p>
      <text:p text:style-name="Standard">acc: 83.844, 12.12it/s]</text:p>
      <text:p text:style-name="Standard">[*] best model saved</text:p>
      <text:p text:style-name="Standard"/>
      <text:p text:style-name="Standard">299it [02:00, <text:s/>2.85it/s][Step 299/ Epoch 75] <text:s/>Loss: 0.4413 <text:s/></text:p>
      <text:p text:style-name="Standard">40it [00:04, <text:s/>9.05it/s]</text:p>
      <text:p text:style-name="Standard">acc: 83.684, <text:s/>9.54it/s]</text:p>
      <text:p text:style-name="Standard">[*] best model saved</text:p>
      <text:p text:style-name="Standard"/>
      <text:p text:style-name="Standard">352it [02:22, <text:s/>2.47it/s]</text:p>
      <text:p text:style-name="Standard">47it [00:24, <text:s/>1.60it/s][Step 47/ Epoch 76] <text:s/>Loss: 0.4561 <text:s/></text:p>
      <text:p text:style-name="Standard">40it [00:07, <text:s/>5.07it/s]</text:p>
      <text:p text:style-name="Standard">acc: 83.367, <text:s/>6.20it/s]</text:p>
      <text:p text:style-name="Standard">[*] best model saved</text:p>
      <text:p text:style-name="Standard"/>
      <text:p text:style-name="Standard">147it [01:08, <text:s/>2.99it/s][Step 147/ Epoch 76] <text:s/>Loss: 0.3846 <text:s/></text:p>
      <text:p text:style-name="Standard">40it [00:04, <text:s/>9.02it/s]</text:p>
      <text:p text:style-name="Standard">acc: 84.104, <text:s/>9.55it/s]</text:p>
      <text:p text:style-name="Standard">[*] best model saved</text:p>
      <text:p text:style-name="Standard"/>
      <text:p text:style-name="Standard">247it [01:47, <text:s/>3.04it/s][Step 247/ Epoch 76] <text:s/>Loss: 0.5858 <text:s/></text:p>
      <text:p text:style-name="Standard">40it [00:04, <text:s/>9.80it/s]</text:p>
      <text:p text:style-name="Standard">acc: 83.764, 10.52it/s]</text:p>
      <text:p text:style-name="Standard">[*] best model saved</text:p>
      <text:p text:style-name="Standard"/>
      <text:p text:style-name="Standard">347it [02:37, <text:s/>2.69it/s][Step 347/ Epoch 76] <text:s/>Loss: 0.3813 <text:s/></text:p>
      <text:p text:style-name="Standard">40it [00:04, <text:s/>9.40it/s]</text:p>
      <text:p text:style-name="Standard">acc: 84.104, <text:s/>9.89it/s]</text:p>
      <text:p text:style-name="Standard">[*] best model saved</text:p>
      <text:p text:style-name="Standard"/>
      <text:p text:style-name="Standard">352it [02:43, <text:s/>2.16it/s]</text:p>
      <text:p text:style-name="Standard">95it [00:31, <text:s/>2.97it/s][Step 95/ Epoch 77] <text:s/>Loss: 0.4977 <text:s/></text:p>
      <text:p text:style-name="Standard">40it [00:04, <text:s/>8.73it/s]</text:p>
      <text:p text:style-name="Standard">acc: 83.664, <text:s/>9.51it/s]</text:p>
      <text:p text:style-name="Standard">[*] best model saved</text:p>
      <text:p text:style-name="Standard"/>
      <text:p text:style-name="Standard">195it [01:14, <text:s/>2.54it/s][Step 195/ Epoch 77] <text:s/>Loss: 0.3766 <text:s/></text:p>
      <text:p text:style-name="Standard">40it [00:04, <text:s/>8.43it/s]</text:p>
      <text:p text:style-name="Standard">acc: 83.344, <text:s/>7.15it/s]</text:p>
      <text:p text:style-name="Standard">[*] best model saved</text:p>
      <text:p text:style-name="Standard"/>
      <text:p text:style-name="Standard">295it [02:12, <text:s/>2.91it/s][Step 295/ Epoch 77] <text:s/>Loss: 0.5698 <text:s/></text:p>
      <text:p text:style-name="Standard">40it [00:04, <text:s/>9.08it/s]</text:p>
      <text:p text:style-name="Standard">acc: 84.424, <text:s/>9.54it/s]</text:p>
      <text:p text:style-name="Standard">[*] best model saved</text:p>
      <text:p text:style-name="Standard"/>
      <text:p text:style-name="Standard">352it [02:37, <text:s/>2.23it/s]</text:p>
      <text:p text:style-name="Standard">43it [00:17, <text:s/>2.50it/s][Step 43/ Epoch 78] <text:s/>Loss: 0.4845 <text:s/></text:p>
      <text:p text:style-name="Standard"><text:soft-page-break/>40it [00:04, <text:s/>9.35it/s]</text:p>
      <text:p text:style-name="Standard">acc: 83.844, 11.91it/s]</text:p>
      <text:p text:style-name="Standard">[*] best model saved</text:p>
      <text:p text:style-name="Standard"/>
      <text:p text:style-name="Standard">143it [01:17, <text:s/>2.35it/s][Step 143/ Epoch 78] <text:s/>Loss: 0.4422 <text:s/></text:p>
      <text:p text:style-name="Standard">40it [00:05, <text:s/>7.88it/s]</text:p>
      <text:p text:style-name="Standard">acc: 84.145, <text:s/>7.84it/s]</text:p>
      <text:p text:style-name="Standard">[*] best model saved</text:p>
      <text:p text:style-name="Standard"/>
      <text:p text:style-name="Standard">243it [02:04, <text:s/>2.72it/s][Step 243/ Epoch 78] <text:s/>Loss: 0.4210 <text:s/></text:p>
      <text:p text:style-name="Standard">40it [00:04, <text:s/>8.70it/s]</text:p>
      <text:p text:style-name="Standard">acc: 84.144, <text:s/>8.89it/s]</text:p>
      <text:p text:style-name="Standard">[*] best model saved</text:p>
      <text:p text:style-name="Standard"/>
      <text:p text:style-name="Standard">343it [02:45, <text:s/>2.95it/s][Step 343/ Epoch 78] <text:s/>Loss: 0.3950 <text:s/></text:p>
      <text:p text:style-name="Standard">40it [00:04, <text:s/>9.52it/s]</text:p>
      <text:p text:style-name="Standard">acc: 83.484, 10.08it/s]</text:p>
      <text:p text:style-name="Standard">[*] best model saved</text:p>
      <text:p text:style-name="Standard"/>
      <text:p text:style-name="Standard">352it [02:53, <text:s/>2.02it/s]</text:p>
      <text:p text:style-name="Standard">91it [00:47, <text:s/>2.96it/s][Step 91/ Epoch 79] <text:s/>Loss: 0.3365 <text:s/></text:p>
      <text:p text:style-name="Standard">40it [00:04, <text:s/>8.97it/s]</text:p>
      <text:p text:style-name="Standard">acc: 83.544, <text:s/>9.55it/s]</text:p>
      <text:p text:style-name="Standard">[*] best model saved</text:p>
      <text:p text:style-name="Standard"/>
      <text:p text:style-name="Standard">191it [01:33, <text:s/>2.34it/s][Step 191/ Epoch 79] <text:s/>Loss: 0.4620 <text:s/></text:p>
      <text:p text:style-name="Standard">40it [00:04, <text:s/>8.29it/s]</text:p>
      <text:p text:style-name="Standard">acc: 83.684, <text:s/>9.40it/s]</text:p>
      <text:p text:style-name="Standard">[*] best model saved</text:p>
      <text:p text:style-name="Standard"/>
      <text:p text:style-name="Standard">291it [02:29, <text:s/>1.49it/s][Step 291/ Epoch 79] <text:s/>Loss: 0.4165 <text:s/></text:p>
      <text:p text:style-name="Standard">40it [00:04, <text:s/>9.47it/s]</text:p>
      <text:p text:style-name="Standard">acc: 84.104, 10.24it/s]</text:p>
      <text:p text:style-name="Standard">[*] best model saved</text:p>
      <text:p text:style-name="Standard"/>
      <text:p text:style-name="Standard">352it [02:58, <text:s/>1.98it/s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09:00:26.015571177</meta:creation-date>
    <dc:date>2021-12-13T09:02:02.040305200</dc:date>
    <meta:editing-duration>PT1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9" meta:paragraph-count="1209" meta:word-count="5326" meta:character-count="37451" meta:non-whitespace-character-count="31709"/>
  </office:meta>
</office:document-meta>
</file>